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3D000002A06EAA189921999275.png" manifest:media-type="image/png"/>
  <manifest:file-entry manifest:full-path="Pictures/10000000000002C4000001EA513499001BD01A94.png" manifest:media-type="image/png"/>
  <manifest:file-entry manifest:full-path="Pictures/100000000000204B00001274C31381F2E3F1E2BB.tif" manifest:media-type="image/tiff"/>
  <manifest:file-entry manifest:full-path="Pictures/10000201000004B0000004430F84AFC60B079D8A.png" manifest:media-type="image/png"/>
  <manifest:file-entry manifest:full-path="Pictures/10000000000003BD000002C9DEB994FF69D1345F.png" manifest:media-type="image/png"/>
  <manifest:file-entry manifest:full-path="Pictures/1000000000000229000001459C4B768751F13113.png" manifest:media-type="image/png"/>
  <manifest:file-entry manifest:full-path="Pictures/10000000000003ED000002D98A8DD31ADB8DF911.png" manifest:media-type="image/png"/>
  <manifest:file-entry manifest:full-path="Pictures/10000201000002DA000000AD890BC2D5281EC123.png" manifest:media-type="image/png"/>
  <manifest:file-entry manifest:full-path="Pictures/1000000000000FAF00000B12B007C8CB1E701FD8.png" manifest:media-type="image/png"/>
  <manifest:file-entry manifest:full-path="Pictures/1000000000000075000000772554D82B14AC5542.png" manifest:media-type="image/png"/>
  <manifest:file-entry manifest:full-path="Pictures/100000000000005D0000005E96854005D7DEFEBE.png" manifest:media-type="image/png"/>
  <manifest:file-entry manifest:full-path="Pictures/10000000000002C7000000859A24AA95A19A95D4.gif" manifest:media-type="image/gif"/>
  <manifest:file-entry manifest:full-path="Pictures/10000201000001C8000000A5DA62FCD3E2C7CC7B.png" manifest:media-type="image/png"/>
  <manifest:file-entry manifest:full-path="Pictures/10000201000001170000004E63F22C47D64C13BF.png" manifest:media-type="image/png"/>
  <manifest:file-entry manifest:full-path="Pictures/100002010000016C0000010170AE87F87BA1F117.png" manifest:media-type="image/png"/>
  <manifest:file-entry manifest:full-path="Pictures/1000020100000199000000724B8C9506C1E79F11.png" manifest:media-type="image/png"/>
  <manifest:file-entry manifest:full-path="Pictures/100002010000018C0000005E0B18C0F60CA788D6.png" manifest:media-type="image/png"/>
  <manifest:file-entry manifest:full-path="Pictures/10000000000002AD000000859D1CA1EA7B62CAAE.gif" manifest:media-type="image/gif"/>
  <manifest:file-entry manifest:full-path="Pictures/100000000000016F00000060E971A8A497DDF628.gif" manifest:media-type="image/gif"/>
  <manifest:file-entry manifest:full-path="Pictures/10000000000000F800000089FD9D73DB5A90B843.gif" manifest:media-type="image/gif"/>
  <manifest:file-entry manifest:full-path="Pictures/10000200000001C60000002983726BB7E7AAD24B.gif" manifest:media-type="image/gif"/>
  <manifest:file-entry manifest:full-path="Pictures/100000000000011600000035403AB65B6112E0B1.gif" manifest:media-type="image/gif"/>
  <manifest:file-entry manifest:full-path="Pictures/100002010000039F000000CC60906096DB23F02A.png" manifest:media-type="image/png"/>
  <manifest:file-entry manifest:full-path="Pictures/100000000000204B00001274A9598DA77D2D6103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 B" svg:font-family="'Adobe Fan Heiti Std B'"/>
    <style:font-face style:name="Arial" svg:font-family="Arial"/>
    <style:font-face style:name="DejaVu Sans" svg:font-family="'DejaVu Sans'"/>
    <style:font-face style:name="Myriad Pro" svg:font-family="'Myriad Pro'"/>
    <style:font-face style:name="Myriad pro" svg:font-family="'Myriad pro'"/>
    <style:font-face style:name="WenQuanYi Micro Hei" svg:font-family="'WenQuanYi Micro Hei'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Mono2" svg:font-family="'Liberation Mono', 'Courier New', Cousine, 'DejaVu Sans Mono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1.548cm" fo:min-width="31.32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48cm" fo:min-width="31.32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none" draw:fill-color="#cc99cc" draw:textarea-horizontal-align="justify" draw:textarea-vertical-align="middle" draw:auto-grow-height="false" fo:min-height="0.95cm" fo:min-width="5.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447cm"/>
    </style:style>
    <style:style style:name="gr13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-color="#cc99cc" draw:textarea-horizontal-align="justify" draw:textarea-vertical-align="middle" draw:auto-grow-height="false" fo:min-height="0.95cm" fo:min-width="11.9cm"/>
    </style:style>
    <style:style style:name="gr19" style:family="graphic" style:parent-style-name="standard">
      <style:graphic-properties draw:stroke="none" draw:fill-color="#cc99cc" draw:textarea-horizontal-align="justify" draw:textarea-vertical-align="middle" draw:auto-grow-height="false" fo:min-height="0.95cm" fo:min-width="14.7cm"/>
    </style:style>
    <style:style style:name="gr20" style:family="graphic" style:parent-style-name="standard">
      <style:graphic-properties svg:stroke-color="#b2b2b2" draw:fill-color="#ffffff" draw:textarea-horizontal-align="justify" draw:textarea-vertical-align="middle" draw:auto-grow-height="false" fo:min-height="0.55cm" fo:min-width="4.1cm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3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32cm" fo:min-width="13.849cm" fo:padding-top="0.151cm" fo:padding-bottom="0.151cm" fo:padding-left="0.276cm" fo:padding-right="0.276cm" fo:wrap-option="no-wrap"/>
    </style:style>
    <style:style style:name="gr24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32cm" fo:min-width="15.449cm" fo:padding-top="0.151cm" fo:padding-bottom="0.151cm" fo:padding-left="0.276cm" fo:padding-right="0.276cm" fo:wrap-option="no-wrap"/>
    </style:style>
    <style:style style:name="gr25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2.35cm" fo:padding-top="0.151cm" fo:padding-bottom="0.151cm" fo:padding-left="0.276cm" fo:padding-right="0.276cm" fo:wrap-option="no-wrap"/>
    </style:style>
    <style:style style:name="gr26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4.527cm" fo:padding-top="0.151cm" fo:padding-bottom="0.151cm" fo:padding-left="0.276cm" fo:padding-right="0.276cm" fo:wrap-option="no-wrap"/>
    </style:style>
    <style:style style:name="gr27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29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0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5.978cm" fo:padding-top="0.151cm" fo:padding-bottom="0.151cm" fo:padding-left="0.276cm" fo:padding-right="0.276cm" fo:wrap-option="no-wrap"/>
    </style:style>
    <style:style style:name="gr31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2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3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3.075cm" fo:padding-top="0.151cm" fo:padding-bottom="0.151cm" fo:padding-left="0.276cm" fo:padding-right="0.276cm" fo:wrap-option="no-wrap"/>
    </style:style>
    <style:style style:name="gr34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0.898cm" fo:padding-top="0.151cm" fo:padding-bottom="0.151cm" fo:padding-left="0.276cm" fo:padding-right="0.276cm" fo:wrap-option="no-wrap"/>
    </style:style>
    <style:style style:name="gr35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5.736cm" fo:padding-top="0.151cm" fo:padding-bottom="0.151cm" fo:padding-left="0.276cm" fo:padding-right="0.276cm" fo:wrap-option="no-wrap"/>
    </style:style>
    <style:style style:name="gr36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1.14cm" fo:padding-top="0.151cm" fo:padding-bottom="0.151cm" fo:padding-left="0.276cm" fo:padding-right="0.276cm" fo:wrap-option="no-wrap"/>
    </style:style>
    <style:style style:name="gr37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7.43cm" fo:padding-top="0.151cm" fo:padding-bottom="0.151cm" fo:padding-left="0.276cm" fo:padding-right="0.276cm" fo:wrap-option="no-wrap"/>
    </style:style>
    <style:style style:name="gr38" style:family="graphic" style:parent-style-name="standard">
      <style:graphic-properties draw:stroke="solid" svg:stroke-width="0.053cm" svg:stroke-color="#000000" draw:stroke-linejoin="round" draw:fill="solid" draw:fill-color="#99cc66" draw:textarea-vertical-align="middle" draw:auto-grow-height="false" draw:fit-to-size="false" style:shrink-to-fit="false" fo:min-height="1.148cm" fo:min-width="2.833cm" fo:padding-top="0.151cm" fo:padding-bottom="0.151cm" fo:padding-left="0.276cm" fo:padding-right="0.276cm" fo:wrap-option="no-wrap"/>
    </style:style>
    <style:style style:name="gr39" style:family="graphic" style:parent-style-name="standard">
      <style:graphic-properties draw:stroke="solid" svg:stroke-width="0.053cm" svg:stroke-color="#000000" draw:stroke-linejoin="round" draw:fill="solid" draw:fill-color="#66ccff" draw:textarea-vertical-align="middle" draw:auto-grow-height="false" draw:fit-to-size="false" style:shrink-to-fit="false" fo:min-height="1.148cm" fo:min-width="2.591cm" fo:padding-top="0.151cm" fo:padding-bottom="0.151cm" fo:padding-left="0.276cm" fo:padding-right="0.276cm" fo:wrap-option="no-wrap"/>
    </style:style>
    <style:style style:name="gr40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4.285cm" fo:padding-top="0.151cm" fo:padding-bottom="0.151cm" fo:padding-left="0.276cm" fo:padding-right="0.276cm" fo:wrap-option="no-wrap"/>
    </style:style>
    <style:style style:name="gr41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min-height="4.587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1.063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.452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0.232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0.232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2.643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53cm" svg:stroke-color="#66ccff" draw:stroke-linejoin="round" draw:fill="solid" draw:fill-color="#ffffff" draw:textarea-vertical-align="middle" draw:auto-grow-height="false" draw:fit-to-size="false" style:shrink-to-fit="false" fo:min-height="2.116cm" fo:min-width="7.43cm" fo:padding-top="0.151cm" fo:padding-bottom="0.151cm" fo:padding-left="0.276cm" fo:padding-right="0.276cm" fo:wrap-option="no-wrap"/>
    </style:style>
    <style:style style:name="gr49" style:family="graphic" style:parent-style-name="standard">
      <style:graphic-properties draw:stroke="solid" svg:stroke-width="0.053cm" svg:stroke-color="#99cc66" draw:stroke-linejoin="round" draw:fill="solid" draw:fill-color="#ffffff" draw:textarea-vertical-align="middle" draw:auto-grow-height="false" draw:fit-to-size="false" style:shrink-to-fit="false" fo:min-height="2.116cm" fo:min-width="7.43cm" fo:padding-top="0.151cm" fo:padding-bottom="0.151cm" fo:padding-left="0.276cm" fo:padding-right="0.276cm" fo:wrap-option="no-wrap"/>
    </style:style>
    <style:style style:name="gr50" style:family="graphic" style:parent-style-name="standard">
      <style:graphic-properties draw:stroke="solid" svg:stroke-width="0.053cm" svg:stroke-color="#000000" draw:stroke-linejoin="round" draw:fill="solid" draw:fill-color="#ffffff" draw:textarea-vertical-align="middle" draw:auto-grow-height="false" draw:fit-to-size="false" style:shrink-to-fit="false" fo:min-height="1.148cm" fo:min-width="1.624cm" fo:padding-top="0.151cm" fo:padding-bottom="0.151cm" fo:padding-left="0.276cm" fo:padding-right="0.276cm" fo:wrap-option="no-wrap"/>
    </style:style>
    <style:style style:name="gr51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5.304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1.677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0.708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6.273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4.822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5.788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1.193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3.612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4.103cm" fo:min-width="0.708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24cm" fo:min-width="3.611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2.885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4.096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53cm" svg:stroke-color="#000000" draw:stroke-linejoin="round" draw:fill="solid" draw:fill-color="#66ccff" draw:textarea-vertical-align="top" draw:auto-grow-height="false" fo:min-height="1.2cm" fo:min-width="4.821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53cm" svg:stroke-color="#000000" draw:stroke-linejoin="round" draw:fill="solid" draw:fill-color="#99cc66" draw:textarea-vertical-align="top" draw:auto-grow-height="false" fo:min-height="1.2cm" fo:min-width="2.161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95cm" fo:min-width="4.095cm" fo:padding-top="0.125cm" fo:padding-bottom="0.125cm" fo:padding-left="0.25cm" fo:padding-right="0.25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none" draw:fill="none" fo:min-height="5.752cm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6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8cm, 0cm, 0cm, 0cm)" draw:image-opacity="100%" style:mirror="none"/>
    </style:style>
    <style:style style:name="gr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1.524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024cm" fo:min-width="0.508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1.015cm" fo:min-width="0.53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2cm" fo:min-width="2.28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7" style:family="graphic" style:parent-style-name="standard">
      <style:graphic-properties svg:stroke-color="#000000" draw:fill-color="#000000" draw:textarea-horizontal-align="justify" draw:textarea-vertical-align="middle" draw:auto-grow-height="false" fo:min-height="0.364cm" fo:min-width="2.517cm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349cm" fo:min-width="31.3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none" draw:fill="none" fo:min-height="1.924cm"/>
    </style:style>
    <style:style style:name="gr8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44cm, 0cm, 0cm, 0cm)" draw:image-opacity="100%" style:mirror="none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8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draw:stroke="none" svg:stroke-width="0cm" draw:fill="solid" draw:fill-color="#99cc6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5" style:family="graphic" style:parent-style-name="standard">
      <style:graphic-properties draw:stroke="none" svg:stroke-width="0cm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6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solid" draw:fill-color="#ffffff" draw:textarea-vertical-align="middle" draw:auto-grow-height="false" draw:fit-to-size="false" style:shrink-to-fit="false" fo:min-height="0cm" fo:min-width="0cm" fo:padding-top="0.178cm" fo:padding-bottom="0.178cm" fo:padding-left="0.303cm" fo:padding-right="0.303cm" fo:wrap-option="no-wrap"/>
    </style:style>
    <style:style style:name="gr8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88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1.422cm" fo:min-width="7.499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1.422cm" fo:min-width="7.499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draw:fill-color="#000000" draw:textarea-vertical-align="middle" draw:auto-grow-height="false" fo:min-height="3.95cm" fo:min-width="7.254cm"/>
    </style:style>
    <style:style style:name="gr91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vertical-align="middle" draw:auto-grow-height="false" draw:fit-to-size="false" style:shrink-to-fit="false" fo:min-height="0cm" fo:min-width="0cm" fo:padding-top="0.166cm" fo:padding-bottom="0.166cm" fo:padding-left="0.291cm" fo:padding-right="0.291cm" fo:wrap-option="no-wrap"/>
    </style:style>
    <style:style style:name="gr9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fo:min-height="1.349cm" fo:min-width="5.099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951cm" fo:min-width="4.099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cm" svg:stroke-color="#000000" draw:fill="none" draw:textarea-vertical-align="top" draw:auto-grow-height="false" draw:fit-to-size="false" style:shrink-to-fit="false" fo:min-height="0.824cm" fo:min-width="4.099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none" svg:stroke-width="0cm" draw:fill="none" draw:textarea-vertical-align="top" draw:auto-grow-height="false" fo:min-height="1.35cm" fo:min-width="0.863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none" svg:stroke-width="0cm" draw:fill="none" draw:textarea-vertical-align="top" draw:auto-grow-height="false" fo:min-height="1.638cm" fo:min-width="0.509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cm" draw:fill="none" draw:textarea-vertical-align="top" draw:auto-grow-height="false" fo:min-height="6.951cm" fo:min-width="0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none" svg:stroke-width="0cm" draw:fill="solid" draw:fill-color="#62abf8" draw:textarea-vertical-align="middle" draw:auto-grow-height="false" draw:fit-to-size="false" style:shrink-to-fit="false" fo:min-height="0.749cm" fo:min-width="3.101cm" fo:padding-top="0.125cm" fo:padding-bottom="0.125cm" fo:padding-left="0.25cm" fo:padding-right="0.25cm" fo:wrap-option="no-wrap"/>
    </style:style>
    <style:style style:name="gr100" style:family="graphic" style:parent-style-name="standard">
      <style:graphic-properties draw:stroke="none" svg:stroke-width="0cm" draw:fill="solid" draw:fill-color="#f13a80" draw:textarea-vertical-align="middle" draw:auto-grow-height="false" draw:fit-to-size="false" style:shrink-to-fit="false" fo:min-height="0.749cm" fo:min-width="3.101cm" fo:padding-top="0.125cm" fo:padding-bottom="0.125cm" fo:padding-left="0.25cm" fo:padding-right="0.25cm" fo:wrap-option="no-wrap"/>
    </style:style>
    <style:style style:name="gr101" style:family="graphic" style:parent-style-name="standard">
      <style:graphic-properties draw:stroke="solid" svg:stroke-width="0.081cm" svg:stroke-color="#000000" draw:marker-start-width="0.322cm" draw:marker-end-width="0.322cm" draw:fill="solid" draw:fill-color="#ffffff" draw:textarea-vertical-align="middle" draw:auto-grow-height="false" draw:fit-to-size="false" style:shrink-to-fit="false" fo:min-height="1.867cm" fo:min-width="6.617cm" fo:padding-top="0.166cm" fo:padding-bottom="0.166cm" fo:padding-left="0.291cm" fo:padding-right="0.291cm" fo:wrap-option="no-wrap"/>
    </style:style>
    <style:style style:name="gr102" style:family="graphic" style:parent-style-name="standard">
      <style:graphic-properties draw:stroke="dash" draw:stroke-dash="Ultrafine_20_2_20_Dots_20_3_20_Dashes" svg:stroke-width="0.106cm" svg:stroke-color="#000000" draw:marker-start-width="0.359cm" draw:marker-end-width="0.359cm" draw:fill="solid" draw:fill-color="#ffffff" draw:textarea-vertical-align="middle" draw:auto-grow-height="false" draw:fit-to-size="false" style:shrink-to-fit="false" fo:min-height="1.843cm" fo:min-width="6.593cm" fo:padding-top="0.178cm" fo:padding-bottom="0.178cm" fo:padding-left="0.303cm" fo:padding-right="0.303cm" fo:wrap-option="no-wrap"/>
    </style:style>
    <style:style style:name="gr103" style:family="graphic" style:parent-style-name="standard">
      <style:graphic-properties draw:stroke="none" draw:fill-color="#ffffff" draw:textarea-horizontal-align="justify" draw:textarea-vertical-align="middle" draw:auto-grow-height="false" fo:min-height="6.15cm" fo:min-width="27.5cm"/>
    </style:style>
    <style:style style:name="gr10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106cm" svg:stroke-color="#0084d1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dash" draw:stroke-dash="Dashed_20__28_var_29__20_4" svg:stroke-width="0.106cm" svg:stroke-color="#cc00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8" style:family="graphic" style:parent-style-name="standard">
      <style:graphic-properties draw:stroke="solid" svg:stroke-width="0.106cm" svg:stroke-color="#cc0066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dash" draw:stroke-dash="Dashed_20__28_var_29__20_4" svg:stroke-width="0.106cm" svg:stroke-color="#0084d1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63cm" fo:min-width="31.376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.549cm" fo:min-width="3.099cm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none" svg:stroke-width="0cm" draw:fill="solid" draw:fill-color="#ffffff" draw:textarea-vertical-align="top" draw:auto-grow-height="false" fo:min-height="7.149cm" fo:min-width="0.69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Title_2c__20_Content-notes">
      <style:graphic-properties draw:fill-color="#ffffff" draw:auto-grow-height="true" fo:min-height="13.364cm"/>
    </style:style>
    <style:style style:name="co1" style:family="table-column">
      <style:table-column-properties style:column-width="1.683cm" style:use-optimal-column-width="false"/>
    </style:style>
    <style:style style:name="co2" style:family="table-column">
      <style:table-column-properties style:column-width="1.626cm" style:use-optimal-column-width="false"/>
    </style:style>
    <style:style style:name="co3" style:family="table-column">
      <style:table-column-properties style:column-width="1.776cm" style:use-optimal-column-width="false"/>
    </style:style>
    <style:style style:name="co4" style:family="table-column">
      <style:table-column-properties style:column-width="1.866cm" style:use-optimal-column-width="false"/>
    </style:style>
    <style:style style:name="co5" style:family="table-column">
      <style:table-column-properties style:column-width="3.992cm" style:use-optimal-column-width="false"/>
    </style:style>
    <style:style style:name="co6" style:family="table-column">
      <style:table-column-properties style:column-width="3.246cm" style:use-optimal-column-width="false"/>
    </style:style>
    <style:style style:name="co7" style:family="table-column">
      <style:table-column-properties style:column-width="1.664cm" style:use-optimal-column-width="false"/>
    </style:style>
    <style:style style:name="co8" style:family="table-column">
      <style:table-column-properties style:column-width="1.855cm" style:use-optimal-column-width="false"/>
    </style:style>
    <style:style style:name="co9" style:family="table-column">
      <style:table-column-properties style:column-width="1.546cm" style:use-optimal-column-width="false"/>
    </style:style>
    <style:style style:name="co10" style:family="table-column">
      <style:table-column-properties style:column-width="1.61cm" style:use-optimal-column-width="false"/>
    </style:style>
    <style:style style:name="co11" style:family="table-column">
      <style:table-column-properties style:column-width="4.664cm" style:use-optimal-column-width="false"/>
    </style:style>
    <style:style style:name="co12" style:family="table-column">
      <style:table-column-properties style:column-width="4.091cm" style:use-optimal-column-width="false"/>
    </style:style>
    <style:style style:name="co13" style:family="table-column">
      <style:table-column-properties style:column-width="1.825cm" style:use-optimal-column-width="false"/>
    </style:style>
    <style:style style:name="co14" style:family="table-column">
      <style:table-column-properties style:column-width="1.419cm" style:use-optimal-column-width="false"/>
    </style:style>
    <style:style style:name="co15" style:family="table-column">
      <style:table-column-properties style:column-width="2.727cm" style:use-optimal-column-width="false"/>
    </style:style>
    <style:style style:name="co16" style:family="table-column">
      <style:table-column-properties style:column-width="3.928cm" style:use-optimal-column-width="false"/>
    </style:style>
    <style:style style:name="co17" style:family="table-column">
      <style:table-column-properties style:column-width="3.13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74cm"/>
    </style:style>
    <style:style style:name="ro3" style:family="table-row">
      <style:table-row-properties style:row-height="1.026cm"/>
    </style:style>
    <style:style style:name="ro4" style:family="table-row">
      <style:table-row-properties style:row-height="0.968cm"/>
    </style:style>
    <style:style style:name="ro5" style:family="table-row">
      <style:table-row-properties style:row-height="0.97cm"/>
    </style:style>
    <style:style style:name="ro6" style:family="table-row">
      <style:table-row-properties style:row-height="1.613cm"/>
    </style:style>
    <style:style style:name="ro7" style:family="table-row">
      <style:table-row-properties style:row-height="1.521cm"/>
    </style:style>
    <style:style style:name="ro8" style:family="table-row">
      <style:table-row-properties style:row-height="1.525cm"/>
    </style:style>
    <style:style style:name="ce1" style:family="table-cell">
      <loext:graphic-properties draw:fill-color="#ffffff"/>
      <style:paragraph-properties fo:margin-top="0.051cm" fo:margin-bottom="0cm" fo:text-align="start" fo:border-left="none" fo:border-right="none" fo:border-top="none" fo:border-bottom="0.03pt solid #000000" style:text-autospace="none"/>
      <style:text-properties style:font-name="Courier New1"/>
    </style:style>
    <style:style style:name="ce2" style:family="table-cell">
      <loext:graphic-properties draw:fill-color="#ffffff"/>
      <style:paragraph-properties fo:margin-top="0.051cm" fo:margin-bottom="0cm" fo:text-align="end" fo:border-left="none" fo:border-right="none" fo:border-top="none" fo:border-bottom="0.03pt solid #000000" style:text-autospace="none"/>
      <style:text-properties style:font-name="Courier New1"/>
    </style:style>
    <style:style style:name="ce3" style:family="table-cell">
      <loext:graphic-properties draw:fill-color="#ffffff"/>
      <style:paragraph-properties fo:margin-top="0.051cm" fo:margin-bottom="0cm" fo:border-left="none" fo:border-right="none" fo:border-top="none" fo:border-bottom="0.03pt solid #000000" style:text-autospace="none"/>
      <style:text-properties style:font-name="Courier New1"/>
    </style:style>
    <style:style style:name="ce4" style:family="table-cell">
      <loext:graphic-properties draw:fill-color="#ffffff"/>
      <style:paragraph-properties fo:margin-top="0.051cm" fo:margin-bottom="0cm" fo:text-align="end" fo:border-left="none" fo:border-right="none" fo:border-top="none" fo:border-bottom="0.03pt solid #000000" style:text-autospace="none"/>
      <style:text-properties style:font-name="Courier New1" fo:font-size="18pt" style:font-size-asian="18pt" style:font-size-complex="18pt"/>
    </style:style>
    <style:style style:name="ce5" style:family="table-cell">
      <loext:graphic-properties draw:fill-color="#ffffff"/>
      <style:paragraph-properties fo:margin-top="0.051cm" fo:margin-bottom="0cm" fo:text-align="start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6" style:family="table-cell">
      <loext:graphic-properties draw:fill-color="#ffffff"/>
      <style:paragraph-properties fo:margin-top="0.051cm" fo:margin-bottom="0cm" fo:text-align="end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7" style:family="table-cell">
      <loext:graphic-properties draw:fill-color="#ffffff"/>
      <style:paragraph-properties fo:margin-top="0.051cm" fo:margin-bottom="0cm" fo:border-left="0.03pt solid #ffffff" fo:border-right="0.03pt solid #ffffff" fo:border-top="none" fo:border-bottom="0.03pt solid #ffffff" style:text-autospace="none"/>
      <style:text-properties style:font-name="Courier New1"/>
    </style:style>
    <style:style style:name="ce8" style:family="table-cell">
      <loext:graphic-properties draw:fill-color="#ffffff"/>
      <style:paragraph-properties fo:margin-top="0.051cm" fo:margin-bottom="0cm" fo:text-align="start" style:text-autospace="none"/>
      <style:text-properties style:font-name="Courier New1"/>
    </style:style>
    <style:style style:name="ce9" style:family="table-cell">
      <loext:graphic-properties draw:fill-color="#ffffff"/>
      <style:paragraph-properties fo:margin-top="0.051cm" fo:margin-bottom="0cm" fo:text-align="end" style:text-autospace="none"/>
      <style:text-properties style:font-name="Courier New1"/>
    </style:style>
    <style:style style:name="ce10" style:family="table-cell">
      <loext:graphic-properties draw:fill-color="#ffffff"/>
      <style:paragraph-properties fo:margin-top="0.051cm" fo:margin-bottom="0cm" style:text-autospace="none"/>
      <style:text-properties style:font-name="Courier New1"/>
    </style:style>
    <style:style style:name="ce11" style:family="table-cell">
      <loext:graphic-properties draw:fill-color="#ffffff"/>
      <style:paragraph-properties fo:text-align="start"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ce12" style:family="table-cell">
      <loext:graphic-properties draw:fill-color="#ffffff"/>
      <style:paragraph-properties fo:text-align="end"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ce13" style:family="table-cell">
      <loext:graphic-properties draw:fill-color="#ffffff"/>
      <style:paragraph-properties fo:text-align="start" fo:border-left="0.03pt solid #ffffff" fo:border-right="0.03pt solid #ffffff" fo:border-top="none" fo:border-bottom="0.03pt solid #ffffff" style:text-autospace="none"/>
      <style:text-properties style:font-name="Courier New1" fo:font-size="16pt" style:font-size-asian="16pt" style:font-size-complex="16pt"/>
    </style:style>
    <style:style style:name="ce1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 style:text-autospace="none"/>
      <style:text-properties style:font-name="Courier New1" fo:font-size="16pt" style:font-size-asian="16pt" style:font-size-complex="16pt"/>
    </style:style>
    <style:style style:name="ce15" style:family="table-cell">
      <loext:graphic-properties draw:fill-color="#ffffff"/>
      <style:paragraph-properties fo:text-align="start" style:text-autospace="none"/>
      <style:text-properties style:font-name="Courier New1" fo:font-size="16pt" style:font-size-asian="16pt" style:font-size-complex="16pt"/>
    </style:style>
    <style:style style:name="ce16" style:family="table-cell">
      <loext:graphic-properties draw:fill-color="#ffffff"/>
      <style:paragraph-properties fo:text-align="end" style:text-autospace="none"/>
      <style:text-properties style:font-name="Courier New1" fo:font-size="16pt" style:font-size-asian="16pt" style:font-size-complex="16pt"/>
    </style:style>
    <style:style style:name="ce17" style:family="table-cell">
      <loext:graphic-properties draw:fill-color="#ffffff"/>
      <style:paragraph-properties fo:border-left="none" fo:border-right="none" fo:border-top="none" fo:border-bottom="0.03pt solid #000000" style:text-autospace="none"/>
      <style:text-properties style:font-name="Courier New1" fo:font-size="16pt" style:font-size-asian="16pt" style:font-size-complex="16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50%" fo:text-align="start" fo:text-indent="0cm"/>
    </style:style>
    <style:style style:name="P6" style:family="paragraph">
      <loext:graphic-properties draw:fill="none"/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style:paragraph-properties fo:margin-left="0cm" fo:margin-right="0cm" fo:margin-top="0cm" fo:margin-bottom="0cm" fo:line-height="150%" fo:text-align="start" fo:text-indent="0cm"/>
      <style:text-properties fo:font-size="24pt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text-properties style:font-name="Verdana" fo:font-size="26pt" style:font-size-asian="26pt" style:font-size-complex="26pt"/>
    </style:style>
    <style:style style:name="P16" style:family="paragraph">
      <loext:graphic-properties draw:fill="none" draw:fill-color="#ffffff"/>
      <style:text-properties style:font-name="Verdana" fo:font-size="26pt" style:font-size-asian="26pt" style:font-size-complex="26pt"/>
    </style:style>
    <style:style style:name="P17" style:family="paragraph">
      <style:paragraph-properties fo:text-align="start"/>
      <style:text-properties fo:font-size="18pt"/>
    </style:style>
    <style:style style:name="P18" style:family="paragraph">
      <loext:graphic-properties draw:fill-color="#cc99cc"/>
      <style:paragraph-properties fo:text-align="start"/>
      <style:text-properties fo:font-size="18pt"/>
    </style:style>
    <style:style style:name="P19" style:family="paragraph">
      <loext:graphic-properties draw:fill="none" draw:fill-color="#ffffff"/>
      <style:text-properties fo:color="#002342" style:font-name="Myriad pro" fo:font-size="20pt" style:font-size-asian="20pt" style:font-size-complex="20pt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color="#002342" style:font-name="Myriad pro" fo:font-size="20pt" style:font-size-asian="20pt" style:font-size-complex="20pt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color="#000000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text-align="center"/>
      <style:text-properties fo:color="#666666"/>
    </style:style>
    <style:style style:name="P26" style:family="paragraph">
      <loext:graphic-properties draw:fill-color="#ffffff"/>
      <style:paragraph-properties fo:text-align="center"/>
      <style:text-properties fo:color="#666666"/>
    </style:style>
    <style:style style:name="P27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text-properties style:font-name="Verdana" fo:font-size="36pt" style:font-size-asian="36pt" style:font-size-complex="36pt"/>
    </style:style>
    <style:style style:name="P29" style:family="paragraph">
      <loext:graphic-properties draw:fill="none" draw:fill-color="#ffffff"/>
      <style:text-properties style:font-name="Verdana" fo:font-size="36pt" style:font-size-asian="36pt" style:font-size-complex="36pt"/>
    </style:style>
    <style:style style:name="P30" style:family="paragraph">
      <loext:graphic-properties draw:fill="solid" draw:fill-color="#66ccff"/>
      <style:paragraph-properties fo:margin-top="0cm" fo:margin-bottom="0cm" fo:line-height="100%" fo:text-align="center" style:font-independent-line-spacing="true"/>
      <style:text-properties fo:font-size="18pt"/>
    </style:style>
    <style:style style:name="P31" style:family="paragraph">
      <loext:graphic-properties draw:fill="solid" draw:fill-color="#99cc66"/>
      <style:paragraph-properties fo:margin-top="0cm" fo:margin-bottom="0cm" fo:line-height="100%" fo:text-align="center" style:font-independent-line-spacing="true"/>
      <style:text-properties fo:font-size="18pt"/>
    </style:style>
    <style:style style:name="P32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33" style:family="paragraph">
      <loext:graphic-properties draw:fill="solid" draw:fill-color="#66ccff"/>
      <style:paragraph-properties fo:text-align="start"/>
      <style:text-properties fo:font-size="18pt"/>
    </style:style>
    <style:style style:name="P34" style:family="paragraph">
      <loext:graphic-properties draw:fill="solid" draw:fill-color="#99cc66"/>
      <style:paragraph-properties fo:text-align="start"/>
      <style:text-properties fo:font-size="18pt"/>
    </style:style>
    <style:style style:name="P3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6" style:family="paragraph">
      <loext:graphic-properties draw:fill="none"/>
      <style:paragraph-properties fo:margin-left="0cm" fo:margin-right="0cm" fo:margin-top="0.1cm" fo:margin-bottom="0.1cm" fo:line-height="150%" fo:text-align="start" fo:text-indent="0cm" style:font-independent-line-spacing="true"/>
      <style:text-properties fo:font-size="24pt" style:font-size-asian="24pt" style:font-size-complex="24pt"/>
    </style:style>
    <style:style style:name="P37" style:family="paragraph">
      <loext:graphic-properties draw:fill="none"/>
      <style:paragraph-properties fo:text-align="start"/>
      <style:text-properties style:font-name="Courier New1" fo:font-size="16pt" style:font-name-asian="Liberation Mono2" style:font-size-asian="16pt" style:font-name-complex="Liberation Mono2" style:font-size-complex="16pt"/>
    </style:style>
    <style:style style:name="P38" style:family="paragraph">
      <style:paragraph-properties fo:margin-top="0.051cm" fo:margin-bottom="0cm" fo:text-align="start" style:text-autospace="none"/>
    </style:style>
    <style:style style:name="P39" style:family="paragraph">
      <style:paragraph-properties fo:margin-top="0.051cm" fo:margin-bottom="0cm" fo:text-align="end" style:text-autospace="none"/>
    </style:style>
    <style:style style:name="P40" style:family="paragraph">
      <style:paragraph-properties fo:margin-top="0.051cm" fo:margin-bottom="0cm" style:text-autospace="none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43" style:family="paragraph">
      <style:paragraph-properties fo:text-align="start" style:text-autospace="none"/>
    </style:style>
    <style:style style:name="P44" style:family="paragraph">
      <style:paragraph-properties fo:text-align="end" style:text-autospace="none"/>
    </style:style>
    <style:style style:name="P45" style:family="paragraph">
      <style:paragraph-properties style:text-autospace="none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loext:graphic-properties draw:fill="none"/>
    </style:style>
    <style:style style:name="P48" style:family="paragraph">
      <loext:graphic-properties draw:fill="solid" draw:fill-color="#99cc66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ccccff"/>
      <style:paragraph-properties fo:text-align="start" style:font-independent-line-spacing="true"/>
      <style:text-properties fo:font-size="18pt"/>
    </style:style>
    <style:style style:name="P50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color="#000000" fo:font-size="18pt"/>
    </style:style>
    <style:style style:name="P51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52" style:family="paragraph">
      <loext:graphic-properties draw:fill="solid" draw:fill-color="#62abf8"/>
      <style:paragraph-properties fo:margin-top="0cm" fo:margin-bottom="0cm" fo:line-height="100%" fo:text-align="center" style:font-independent-line-spacing="true"/>
      <style:text-properties fo:font-size="18pt"/>
    </style:style>
    <style:style style:name="P53" style:family="paragraph">
      <loext:graphic-properties draw:fill="solid" draw:fill-color="#f13a80"/>
      <style:paragraph-properties fo:margin-top="0cm" fo:margin-bottom="0cm" fo:line-height="100%" fo:text-align="center" style:font-independent-line-spacing="true"/>
      <style:text-properties fo:font-size="18pt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515151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42aae1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00325f" style:text-line-through-style="none" style:text-line-through-type="none" style:text-position="0% 100%" style:font-name="Arial" fo:font-size="40pt" fo:letter-spacing="normal" fo:font-style="normal" style:text-underline-style="none" fo:font-weight="bold" style:font-name-asian="Adobe Fan Heiti Std B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" style:family="text">
      <style:text-properties fo:font-variant="normal" fo:text-transform="none" fo:color="#00325f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7" style:family="text">
      <style:text-properties fo:font-variant="normal" fo:text-transform="none" fo:color="#b2b2b2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8" style:family="text">
      <style:text-properties fo:font-variant="normal" fo:text-transform="none" fo:color="#b2b2b2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italic" fo:text-shadow="none" style:text-underline-style="none" fo:font-weight="normal" style:letter-kerning="true" style:font-name-asian="WenQuanYi Micro Hei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bold" style:letter-kerning="true" style:font-name-asian="WenQuanYi Micro Hei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325f" style:text-line-through-style="none" style:text-line-through-type="none" style:text-position="0% 100%" style:font-name="Arial" fo:font-size="36pt" fo:letter-spacing="normal" fo:font-style="normal" style:text-underline-style="none" fo:font-weight="bold" style:font-name-asian="Adobe Fan Heiti Std B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14" style:family="text">
      <style:text-properties style:font-name="Verdana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Verdana" fo:font-size="26pt" style:font-size-asian="26pt" style:font-size-complex="26pt"/>
    </style:style>
    <style:style style:name="T16" style:family="text">
      <style:text-properties style:text-position="-33% 58%" style:font-name="Verdana" fo:font-size="26pt" fo:font-weight="bold" style:font-size-asian="26pt" style:font-weight-asian="bold" style:font-size-complex="26pt" style:font-weight-complex="bold"/>
    </style:style>
    <style:style style:name="T17" style:family="text">
      <style:text-properties style:text-position="-33% 58%" style:font-name="Verdana" fo:font-size="26pt" style:font-size-asian="26pt" style:font-size-complex="26pt"/>
    </style:style>
    <style:style style:name="T18" style:family="text">
      <style:text-properties style:text-position="0% 100%" style:font-name="Verdana" fo:font-size="26pt" style:font-size-asian="26pt" style:font-size-complex="26pt"/>
    </style:style>
    <style:style style:name="T19" style:family="text">
      <style:text-properties style:text-position="0% 100%" style:font-name="Verdana" fo:font-size="26pt" fo:font-weight="bold" style:font-size-asian="26pt" style:font-weight-asian="bold" style:font-size-complex="26pt" style:font-weight-complex="bold"/>
    </style:style>
    <style:style style:name="T20" style:family="text">
      <style:text-properties style:text-position="0% 100%" style:font-name="Verdana" fo:font-size="26pt" fo:font-weight="bold" style:font-name-asian="Liberation Sans1" style:font-size-asian="26pt" style:font-weight-asian="bold" style:font-name-complex="Liberation Sans1" style:font-size-complex="26pt" style:font-weight-complex="bold"/>
    </style:style>
    <style:style style:name="T21" style:family="text">
      <style:text-properties fo:color="#002342" style:font-name="Myriad pro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fo:color="#002342" style:font-name="Myriad pro" fo:font-size="20pt" style:font-size-asian="20pt" style:font-size-complex="20pt"/>
    </style:style>
    <style:style style:name="T23" style:family="text">
      <style:text-properties fo:color="#002342" style:font-name="Myriad pro" fo:font-size="20pt" fo:font-style="normal" fo:font-weight="bold" style:font-name-asian="Liberation Sans1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24" style:family="text">
      <style:text-properties fo:color="#002342" style:text-position="33% 58%" style:font-name="Myriad pro" fo:font-size="20pt" fo:font-style="normal" fo:font-weight="bold" style:font-name-asian="Liberation Sans1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25" style:family="text">
      <style:text-properties fo:color="#002342" style:text-position="-33% 58%" style:font-name="Myriad pro" fo:font-size="20pt" fo:font-style="normal" fo:font-weight="bold" style:font-name-asian="Liberation Sans1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26" style:family="text">
      <style:text-properties fo:color="#002342" style:text-position="0% 100%" style:font-name="Myriad pro" fo:font-size="20pt" style:font-name-asian="Liberation Sans1" style:font-size-asian="20pt" style:font-name-complex="Liberation Sans1" style:font-size-complex="20pt"/>
    </style:style>
    <style:style style:name="T27" style:family="text">
      <style:text-properties fo:color="#666666"/>
    </style:style>
    <style:style style:name="T28" style:family="text">
      <style:text-properties fo:font-variant="normal" fo:text-transform="none" fo:color="#00325f" style:text-outline="false" style:text-line-through-style="none" style:text-line-through-type="none" style:text-position="0% 100%" style:font-name="Arial" fo:font-size="36pt" fo:letter-spacing="normal" fo:font-style="normal" fo:text-shadow="none" style:text-underline-style="none" fo:font-weight="bold" style:letter-kerning="true" style:font-name-asian="Adobe Fan Heiti Std B" style:font-size-asian="36pt" style:font-style-asian="normal" style:font-weight-asian="bold" style:font-name-complex="DejaVu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Verdana" fo:font-size="36pt" fo:font-style="normal" fo:text-shadow="none" style:text-underline-style="none" fo:font-weight="normal" style:letter-kerning="true" style:font-name-asian="AR PL SungtiL GB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36pt" fo:font-style="normal" fo:text-shadow="none" style:text-underline-style="none" fo:font-weight="normal" style:letter-kerning="true" style:font-name-asian="AR PL SungtiL GB" style:font-size-asian="36pt" style:font-style-asian="normal" style:font-weight-asian="normal" style:font-name-complex="Lohit Devanagari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Verdana" fo:font-size="36pt" fo:font-style="normal" fo:text-shadow="none" style:text-underline-style="none" fo:font-weight="bold" style:letter-kerning="true" style:font-name-asian="AR PL SungtiL GB" style:font-size-asian="36pt" style:font-style-asian="normal" style:font-weight-asian="bold" style:font-name-complex="Lohit Devanagari1" style:font-size-complex="3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text-position="0% 100%" style:font-name="Verdana" fo:font-size="36pt" fo:font-weight="bold" style:font-size-asian="36pt" style:font-weight-asian="bold" style:font-size-complex="36pt" style:font-weight-complex="bold"/>
    </style:style>
    <style:style style:name="T35" style:family="text">
      <style:text-properties style:text-position="-33% 58%" style:font-name="Verdana" fo:font-size="36pt" fo:font-weight="bold" style:font-size-asian="36pt" style:font-weight-asian="bold" style:font-size-complex="36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1.7999992370605pt" fo:letter-spacing="normal" fo:font-style="normal" style:text-underline-style="none" fo:font-weight="normal" style:font-name-asian="DejaVu Sans" style:font-size-asian="21.7999992370605pt" style:font-style-asian="normal" style:font-weight-asian="normal" style:font-name-complex="DejaVu Sans" style:font-size-complex="21.799999237060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DejaVu Sans" style:font-size-asian="15pt" style:font-style-asian="normal" style:font-weight-asian="normal" style:font-name-complex="DejaVu Sans" style:font-size-complex="15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325f" style:text-outline="false" style:text-line-through-style="none" style:text-line-through-type="none" style:text-position="0% 100%" style:font-name="Courier New1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325f" style:text-outline="false" style:text-line-through-style="none" style:text-line-through-type="none" style:text-position="0% 100%" style:font-name="Myriad pro" fo:font-size="24pt" fo:letter-spacing="normal" fo:language="en" fo:country="GB" fo:font-style="normal" fo:text-shadow="none" style:text-underline-style="none" fo:font-weight="normal" style:letter-kerning="true" style:font-name-asian="DejaVu Sans" style:font-size-asian="24pt" style:language-asian="hi" style:country-asian="IN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size="24pt" fo:letter-spacing="normal" fo:language="en" fo:country="GB" fo:font-style="normal" fo:text-shadow="none" style:text-underline-style="none" fo:font-weight="normal" style:letter-kerning="true" style:font-name-asian="AR PL SungtiL GB" style:font-size-asian="24pt" style:language-asian="hi" style:country-asian="IN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Courier New1" fo:font-size="16pt" style:font-name-asian="Liberation Mono2" style:font-size-asian="16pt" style:font-name-complex="Liberation Mono2" style:font-size-complex="16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letter-spacing="normal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Courier New1"/>
    </style:style>
    <style:style style:name="T47" style:family="text">
      <style:text-properties style:font-name="Courier New1" fo:font-size="18pt" style:font-size-asian="18pt" style:font-size-complex="18pt"/>
    </style:style>
    <style:style style:name="T48" style:family="text">
      <style:text-properties fo:font-variant="normal" fo:text-transform="none" fo:color="#00325f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9" style:family="text">
      <style:text-properties style:font-name="Courier New1" fo:font-size="16pt" style:font-size-asian="16pt" style:font-size-complex="16pt"/>
    </style:style>
    <style:style style:name="T50" style:family="text">
      <style:text-properties fo:font-variant="normal" fo:text-transform="none" fo:color="#00325f" style:text-line-through-style="none" style:text-line-through-type="none" style:text-position="0% 100%" style:font-name="Myriad Pro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1" style:family="text">
      <style:text-properties fo:font-variant="normal" fo:text-transform="none" fo:color="#00325f" style:text-line-through-style="none" style:text-line-through-type="none" style:text-position="0% 100%" style:font-name="Myriad Pr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Myriad Pro" fo:font-size="34pt" fo:letter-spacing="normal" fo:font-style="normal" style:text-underline-style="none" fo:font-weight="normal" style:font-name-asian="DejaVu Sans" style:font-size-asian="34pt" style:font-style-asian="normal" style:font-weight-asian="normal" style:font-name-complex="DejaVu Sans" style:font-size-complex="34pt" style:font-style-complex="normal" style:font-weight-complex="normal"/>
    </style:style>
    <style:style style:name="T53" style:family="text">
      <style:text-properties fo:font-variant="normal" fo:text-transform="none" fo:color="#00325f" style:text-line-through-style="none" style:text-line-through-type="none" style:text-position="0% 100%" style:font-name="Myriad Pro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33% 58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">
        <style:list-level-properties text:space-before="1.801cm" text:min-label-width="0.599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2cm" text:min-label-width="0.898cm"/>
        <style:text-properties fo:font-family="Symbol" fo:color="#000000" fo:font-size="75%"/>
      </text:list-level-style-bullet>
      <text:list-level-style-bullet text:level="3" text:bullet-char="">
        <style:list-level-properties text:space-before="2.802cm" text:min-label-width="0.7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0.9cm" svg:height="8.114cm" svg:x="1.499cm" svg:y="8.209cm">
          <text:p text:style-name="P1"><text:span text:style-name="T1"/></text:p>
          <text:p text:style-name="P1"><text:span text:style-name="T2">Lab </text:span><text:span text:style-name="T2">meeti</text:span><text:span text:style-name="T2">ng </text:span></text:p>
          <text:p text:style-name="P1"><text:span text:style-name="T2">2020-</text:span><text:span text:style-name="T2">03-19</text:span></text:p>
          <text:p text:style-name="P1"><text:span text:style-name="T3"/></text:p>
          <text:p text:style-name="P1"><text:span text:style-name="T4">@Hig</text:span><text:span text:style-name="T4">hland</text:span><text:span text:style-name="T4">erLab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0.934cm" svg:height="1.797cm" svg:x="1.465cm" svg:y="4.724cm">
          <text:p text:style-name="P1"><text:span text:style-name="T5">Ja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6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6">1) </text:span><text:span text:style-name="T6">AlphaPa</text:span><text:span text:style-name="T6">rt R </text:span><text:span text:style-name="T6">packag</text:span><text:span text:style-name="T6">e</text:span></text:p>
              <text:p text:style-name="P5"><text:span text:style-name="T1"><text:line-break/></text:span><text:span text:style-name="T6">2) Pig </text:span><text:span text:style-name="T6">breedin</text:span><text:span text:style-name="T6">g </text:span><text:span text:style-name="T6">exampl</text:span><text:span text:style-name="T6">e</text:span><text:span text:style-name="T1"><text:line-break/></text:span><text:span text:style-name="T1"><text:line-break/></text:span><text:span text:style-name="T6">3) </text:span><text:span text:style-name="T6">Future </text:span><text:span text:style-name="T6">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7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6">1) AlphaPart R package</text:span></text:p>
              <text:p text:style-name="P5"><text:span text:style-name="T1"><text:line-break/></text:span><text:span text:style-name="T7">2) Pig breeding example</text:span><text:span text:style-name="T8"><text:line-break/></text:span><text:span text:style-name="T8"><text:line-break/></text:span><text:span text:style-name="T7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8" draw:layer="layout" svg:width="31.875cm" svg:height="13.512cm" svg:x="1.411cm" svg:y="2.799cm">
          <text:list text:style-name="L2">
            <text:list-item>
              <text:p text:style-name="P5"><text:span text:style-name="T9">R-package (CRAN)</text:span></text:p>
            </text:list-item>
          </text:list>
          <text:list text:style-name="L3">
            <text:list-item>
              <text:p text:style-name="P5"><text:span text:style-name="T9">Partitioning of genetic trend (</text:span><text:span text:style-name="T10">García-Cortés </text:span><text:span text:style-name="T11">et al., </text:span><text:span text:style-name="T10">2008)</text:span></text:p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1" draw:layer="layout" svg:width="31.875cm" svg:height="13.512cm" svg:x="1.411cm" svg:y="2.799cm">
          <text:list text:style-name="L2">
            <text:list-header>
              <text:p text:style-name="P10"><text:span text:style-name="T9"/></text:p>
            </text:list-header>
          </text:list>
          <text:list text:style-name="L3">
            <text:list-header>
              <text:p text:style-name="P10"><text:span text:style-name="T10"/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  <text:p text:style-name="P10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12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4cm" svg:height="1.436cm" svg:x="2.6cm" svg:y="3.8cm">
          <draw:image xlink:href="Pictures/10000000000002AD000000859D1CA1EA7B62CAAE.gif" xlink:type="simple" xlink:show="embed" xlink:actuate="onLoad">
            <text:p/>
          </draw:image>
        </draw:frame>
        <draw:frame draw:style-name="gr9" draw:text-style-name="P16" draw:layer="layout" svg:width="27cm" svg:height="1.8cm" svg:x="2.2cm" svg:y="10.4cm">
          <draw:text-box>
            <text:p text:style-name="P15"><text:span text:style-name="T14">a</text:span><text:span text:style-name="T15"> = 0.5</text:span><text:span text:style-name="T14">a</text:span><text:span text:style-name="T16">sire</text:span><text:span text:style-name="T17"> </text:span><text:span text:style-name="T18"><text:s/>+ 0.5</text:span><text:span text:style-name="T19">a</text:span><text:span text:style-name="T16">dam</text:span><text:span text:style-name="T18"> + </text:span><text:span text:style-name="T19">Mendelian sampling term </text:span><text:span text:style-name="T20">Φ</text:span></text:p>
          </draw:text-box>
        </draw:frame>
        <draw:custom-shape draw:style-name="gr10" draw:text-style-name="P18" draw:layer="layout" svg:width="6.2cm" svg:height="1.2cm" svg:x="2.2cm" svg:y="9cm">
          <text:p text:style-name="P17">NON-FOUNDERS</text:p>
          <draw:enhanced-geometry svg:viewBox="0 0 21600 21600" draw:type="rectangle" draw:enhanced-path="M 0 0 L 21600 0 21600 21600 0 21600 0 0 Z N"/>
        </draw:custom-shape>
        <draw:frame draw:style-name="gr9" draw:text-style-name="P16" draw:layer="layout" svg:width="27cm" svg:height="1.8cm" svg:x="2.2cm" svg:y="7.3cm">
          <draw:text-box>
            <text:p text:style-name="P15"><text:span text:style-name="T14">a</text:span><text:span text:style-name="T15"> = </text:span><text:span text:style-name="T19">Mendelian sampling term </text:span><text:span text:style-name="T20">Φ</text:span></text:p>
          </draw:text-box>
        </draw:frame>
        <draw:custom-shape draw:style-name="gr10" draw:text-style-name="P18" draw:layer="layout" svg:width="6.2cm" svg:height="1.2cm" svg:x="2.2cm" svg:y="5.9cm">
          <text:p text:style-name="P17">FOUNDERS</text:p>
          <draw:enhanced-geometry svg:viewBox="0 0 21600 21600" draw:type="rectangle" draw:enhanced-path="M 0 0 L 21600 0 21600 21600 0 21600 0 0 Z N"/>
        </draw:custom-shape>
        <draw:frame draw:style-name="gr11" draw:text-style-name="P19" xml:id="id2" draw:id="id2" draw:layer="layout" svg:width="11.6cm" svg:height="1.072cm" svg:x="12cm" svg:y="12.928cm">
          <draw:text-box>
            <text:p><text:span text:style-name="T21">T</text:span><text:span text:style-name="T22"> relates animal to ancestors</text:span></text:p>
          </draw:text-box>
        </draw:frame>
        <draw:frame draw:style-name="gr8" draw:text-style-name="P14" xml:id="id1" draw:id="id1" draw:layer="layout" svg:width="7cm" svg:height="1.309cm" svg:x="4cm" svg:y="14.2cm">
          <draw:image xlink:href="Pictures/10000000000002C7000000859A24AA95A19A95D4.gif" xlink:type="simple" xlink:show="embed" xlink:actuate="onLoad">
            <text:p/>
          </draw:image>
        </draw:frame>
        <draw:frame draw:style-name="gr12" draw:text-style-name="P21" draw:layer="layout" svg:width="15.714cm" svg:height="3.697cm" svg:x="12cm" svg:y="14.103cm">
          <draw:text-box>
            <text:p text:style-name="P20"><text:span text:style-name="T22"/></text:p>
            <text:p text:style-name="P20"><text:span text:style-name="T21">D</text:span><text:span text:style-name="T23">σ</text:span><text:span text:style-name="T24">2</text:span><text:span text:style-name="T25">a</text:span><text:span text:style-name="T26"> includes variability of founders and</text:span><text:span text:style-name="T26"><text:line-break/></text:span><text:span text:style-name="T26">MST of non-founders</text:span></text:p>
          </draw:text-box>
        </draw:frame>
        <draw:connector draw:style-name="gr13" draw:text-style-name="P22" draw:layer="layout" svg:x1="7.5cm" svg:y1="14.2cm" svg:x2="12cm" svg:y2="13.464cm" draw:start-shape="id1" draw:start-glue-point="0" draw:end-shape="id2" draw:end-glue-point="3" svg:d="M7500 14200v-736h4500" svg:viewBox="0 0 4501 737">
          <text:p/>
        </draw:connector>
        <draw:line draw:style-name="gr14" draw:text-style-name="P23" draw:layer="layout" svg:x1="8.4cm" svg:y1="15.4cm" svg:x2="8.4cm" svg:y2="16.311cm">
          <text:p/>
        </draw:line>
        <draw:line draw:style-name="gr14" draw:text-style-name="P23" draw:layer="layout" svg:x1="8.4cm" svg:y1="16.311cm" svg:x2="12cm" svg:y2="16.311cm">
          <text:p/>
        </draw:lin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1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4cm" svg:height="1.046cm" svg:x="13.4cm" svg:y="3.463cm">
          <draw:image xlink:href="Pictures/100000000000016F00000060E971A8A497DDF628.gif" xlink:type="simple" xlink:show="embed" xlink:actuate="onLoad">
            <text:p/>
          </draw:image>
        </draw:frame>
        <draw:frame draw:style-name="gr8" draw:text-style-name="P14" draw:layer="layout" svg:width="7.285cm" svg:height="4.024cm" svg:x="2.8cm" svg:y="6.776cm">
          <draw:image xlink:href="Pictures/10000000000000F800000089FD9D73DB5A90B843.gif" xlink:type="simple" xlink:show="embed" xlink:actuate="onLoad">
            <text:p/>
          </draw:image>
        </draw:frame>
        <draw:frame draw:style-name="gr8" draw:text-style-name="P14" draw:layer="layout" svg:width="6.554cm" svg:height="1.249cm" svg:x="19.246cm" svg:y="3.26cm">
          <draw:image xlink:href="Pictures/100000000000011600000035403AB65B6112E0B1.gif" xlink:type="simple" xlink:show="embed" xlink:actuate="onLoad">
            <text:p/>
          </draw:image>
        </draw:frame>
        <draw:frame draw:style-name="gr16" draw:text-style-name="P19" draw:layer="layout" svg:width="16.4cm" svg:height="1.114cm" svg:x="11cm" svg:y="8.4cm">
          <draw:text-box>
            <text:p><text:span text:style-name="T22">Contribution of i founders and non-founders</text:span></text:p>
          </draw:text-box>
        </draw:frame>
        <draw:frame draw:style-name="gr8" draw:text-style-name="P14" draw:layer="layout" svg:width="7cm" svg:height="1.309cm" svg:x="1.6cm" svg:y="3.2cm">
          <draw:image xlink:href="Pictures/10000000000002C7000000859A24AA95A19A95D4.gif" xlink:type="simple" xlink:show="embed" xlink:actuate="onLoad">
            <text:p/>
          </draw:image>
        </draw:frame>
        <draw:line draw:style-name="gr17" draw:text-style-name="P14" draw:layer="layout" svg:x1="9.4cm" svg:y1="3.8cm" svg:x2="12.6cm" svg:y2="3.8cm">
          <text:p/>
        </draw:line>
        <draw:custom-shape draw:style-name="gr18" draw:text-style-name="P18" draw:layer="layout" svg:width="12.4cm" svg:height="1.2cm" svg:x="2.2cm" svg:y="5.4cm">
          <text:p text:style-name="P17">Complete partition of each breeding value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15.2cm" svg:height="1.2cm" svg:x="11cm" svg:y="11.2cm">
          <text:p text:style-name="P17">ASSIGN individuals to m groups P generating MST</text:p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7cm" svg:y1="9.514cm" svg:x2="17cm" svg:y2="11cm">
          <text:p/>
        </draw:line>
        <draw:custom-shape draw:style-name="gr20" draw:text-style-name="P26" draw:layer="layout" svg:width="4.6cm" svg:height="0.8cm" svg:x="26.6cm" svg:y="10.2cm">
          <text:p text:style-name="P25"><text:span text:style-name="T27">males-femal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4.6cm" svg:height="0.8cm" svg:x="26.6cm" svg:y="11.2cm">
          <text:p text:style-name="P25"><text:span text:style-name="T27">countries</text:span></text:p>
          <draw:enhanced-geometry svg:viewBox="0 0 21600 21600" draw:type="rectangle" draw:enhanced-path="M 0 0 L 21600 0 21600 21600 0 21600 0 0 Z N"/>
        </draw:custom-shape>
        <draw:custom-shape draw:style-name="gr20" draw:text-style-name="P26" draw:layer="layout" svg:width="4.6cm" svg:height="0.8cm" svg:x="26.6cm" svg:y="12.2cm">
          <text:p text:style-name="P25"><text:span text:style-name="T27">AI centres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9.6cm" svg:height="0.867cm" svg:x="13.8cm" svg:y="12.6cm">
          <draw:image xlink:href="Pictures/10000200000001C60000002983726BB7E7AAD24B.gif" xlink:type="simple" xlink:show="embed" xlink:actuate="onLoad">
            <text:p/>
          </draw:image>
        </draw:frame>
        <draw:frame draw:style-name="gr8" draw:text-style-name="P14" draw:layer="layout" svg:width="15.2cm" svg:height="3.345cm" svg:x="11.4cm" svg:y="14.255cm">
          <draw:image xlink:href="Pictures/100002010000039F000000CC60906096DB23F02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1" draw:text-style-name="P27" draw:layer="layout" svg:width="31.875cm" svg:height="13.512cm" svg:x="1.411cm" svg:y="2.799cm">
          <text:list text:style-name="L2">
            <text:list-header>
              <text:p text:style-name="P5"><text:span text:style-name="T9"/></text:p>
            </text:list-header>
          </text:list>
          <text:list text:style-name="L3">
            <text:list-header>
              <text:p text:style-name="P5"><text:span text:style-name="T10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  <text:p text:style-name="P5"><text:span text:style-name="T12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28">AlphaPart </text:span><text:span text:style-name="T13">- 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9" draw:layer="layout" svg:width="15cm" svg:height="2.4cm" svg:x="8.6cm" svg:y="7.6cm">
          <draw:text-box>
            <text:p text:style-name="P28"><text:span text:style-name="T29">a</text:span><text:span text:style-name="T30"> = </text:span><text:span text:style-name="T29">a</text:span><text:span text:style-name="T31">1</text:span><text:span text:style-name="T32"> + </text:span><text:span text:style-name="T33">a</text:span><text:span text:style-name="T31">1</text:span><text:span text:style-name="T32"> + … + </text:span><text:span text:style-name="T34">a</text:span><text:span text:style-name="T35">m</text:span></text:p>
          </draw:text-box>
        </draw:frame>
        <draw:custom-shape draw:style-name="gr18" draw:text-style-name="P18" draw:layer="layout" svg:width="12.4cm" svg:height="1.2cm" svg:x="10.8cm" svg:y="5.8cm">
          <text:p text:style-name="P17">Complete partition of each breeding valu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CustomShape 1" draw:style-name="gr23" draw:text-style-name="P30" draw:layer="layout" svg:width="14.4cm" svg:height="1.433cm" svg:x="0.8cm" svg:y="0.965cm">
          <text:p text:style-name="P1"><text:span text:style-name="T36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1" draw:layer="layout" svg:width="16cm" svg:height="1.433cm" svg:x="15.8cm" svg:y="0.998cm">
          <text:p text:style-name="P1"><text:span text:style-name="T36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CustomShape 1" draw:style-name="gr25" draw:text-style-name="P32" xml:id="id6" draw:id="id6" draw:layer="layout" svg:width="2.901cm" svg:height="1.449cm" svg:x="5.322cm" svg:y="5.891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30" xml:id="id7" draw:id="id7" draw:layer="layout" svg:width="5.078cm" svg:height="1.449cm" svg:x="8.225cm" svg:y="5.891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4" xml:id="id8" draw:id="id8" draw:layer="layout" svg:width="14.03cm" svg:height="5.926cm" svg:x="7.499cm" svg:y="7.342cm" svg:viewBox="0 0 14031 5927" draw:points="14031,5927 0,0">
          <text:p/>
        </draw:polyline>
        <draw:polyline draw:name="Line 4" draw:style-name="gr27" draw:text-style-name="P4" xml:id="id9" draw:id="id9" draw:layer="layout" svg:width="0cm" svg:height="5.926cm" svg:x="6.047cm" svg:y="7.342cm" svg:viewBox="0 0 1 5927" draw:points="0,5927 1,0">
          <text:p/>
        </draw:polyline>
        <draw:custom-shape draw:name="CustomShape 5" draw:style-name="gr28" draw:text-style-name="P31" draw:layer="layout" svg:width="3.626cm" svg:height="1.449cm" svg:x="0.726cm" svg:y="13.334cm">
          <text:p text:style-name="P1"><text:span text:style-name="T36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9" draw:text-style-name="P32" draw:layer="layout" svg:width="3.626cm" svg:height="1.449cm" svg:x="0.726cm" svg:y="12.004cm">
          <text:p text:style-name="P1"><text:span text:style-name="T36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0" draw:text-style-name="P32" draw:layer="layout" svg:width="6.529cm" svg:height="1.449cm" svg:x="5.322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1" draw:text-style-name="P32" draw:layer="layout" svg:width="7.981cm" svg:height="1.449cm" svg:x="5.322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2" draw:text-style-name="P31" draw:layer="layout" svg:width="7.981cm" svg:height="1.449cm" svg:x="5.322cm" svg:y="15.26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8" draw:text-style-name="P31" draw:layer="layout" svg:width="3.626cm" svg:height="1.449cm" svg:x="15.119cm" svg:y="13.334cm">
          <text:p text:style-name="P1"><text:span text:style-name="T36">Indiv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32" draw:layer="layout" svg:width="3.626cm" svg:height="1.449cm" svg:x="15.119cm" svg:y="12.004cm">
          <text:p text:style-name="P1"><text:span text:style-name="T36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0" draw:text-style-name="P32" draw:layer="layout" svg:width="6.529cm" svg:height="1.449cm" svg:x="19.715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1" draw:text-style-name="P32" draw:layer="layout" svg:width="7.981cm" svg:height="1.449cm" svg:x="19.715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2" draw:text-style-name="P31" draw:layer="layout" svg:width="7.981cm" svg:height="1.449cm" svg:x="19.715cm" svg:y="15.26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2" draw:text-style-name="P31" draw:layer="layout" svg:width="7.981cm" svg:height="1.449cm" svg:x="5.322cm" svg:y="15.26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30" xml:id="id3" draw:id="id3" draw:layer="layout" svg:width="3.626cm" svg:height="1.449cm" svg:x="0.726cm" svg:y="3.956cm">
          <text:p text:style-name="P1"><text:span text:style-name="T36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0" draw:text-style-name="P32" xml:id="id4" draw:id="id4" draw:layer="layout" svg:width="6.529cm" svg:height="1.449cm" svg:x="5.322cm" svg:y="3.956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1" draw:text-style-name="P32" xml:id="id5" draw:id="id5" draw:layer="layout" svg:width="7.981cm" svg:height="1.449cm" svg:x="5.322cm" svg:y="3.956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26" draw:text-style-name="P30" xml:id="id10" draw:id="id10" draw:layer="layout" svg:width="5.078cm" svg:height="1.449cm" svg:x="8.225cm" svg:y="5.891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4" draw:text-style-name="P31" xml:id="id11" draw:id="id11" draw:layer="layout" svg:width="1.449cm" svg:height="1.449cm" svg:x="6.773cm" svg:y="5.891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4" draw:text-style-name="P31" xml:id="id12" draw:id="id12" draw:layer="layout" svg:width="1.449cm" svg:height="1.449cm" svg:x="5.322cm" svg:y="5.891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3" draw:text-style-name="P30" draw:layer="layout" svg:width="14.4cm" svg:height="1.433cm" svg:x="0.8cm" svg:y="0.966cm">
          <text:p text:style-name="P1"><text:span text:style-name="T36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1" draw:layer="layout" svg:width="16cm" svg:height="1.433cm" svg:x="15.8cm" svg:y="0.999cm">
          <text:p text:style-name="P1"><text:span text:style-name="T36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CustomShape 1" draw:style-name="gr35" draw:text-style-name="P32" draw:layer="layout" svg:width="6.287cm" svg:height="1.449cm" svg:x="20.562cm" svg:y="5.65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31" draw:layer="layout" svg:width="1.691cm" svg:height="1.449cm" svg:x="26.852cm" svg:y="5.6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4" xml:id="id13" draw:id="id13" draw:layer="layout" svg:width="0cm" svg:height="6.168cm" svg:x="24.916cm" svg:y="7.1cm" svg:viewBox="0 0 1 6169" draw:points="0,6169 1,0">
          <text:p/>
        </draw:polyline>
        <draw:custom-shape draw:name="CustomShape 4" draw:style-name="gr28" draw:text-style-name="P31" draw:layer="layout" svg:width="3.626cm" svg:height="1.449cm" svg:x="15.966cm" svg:y="3.714cm">
          <text:p text:style-name="P1"><text:span text:style-name="T36">Indiv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32" draw:layer="layout" svg:width="6.529cm" svg:height="1.449cm" svg:x="20.562cm" svg:y="3.71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2" draw:layer="layout" svg:width="7.981cm" svg:height="1.449cm" svg:x="20.562cm" svg:y="3.71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7" draw:style-name="gr27" draw:text-style-name="P4" xml:id="id14" draw:id="id14" draw:layer="layout" svg:width="10.159cm" svg:height="6.168cm" svg:x="11.853cm" svg:y="7.1cm" svg:viewBox="0 0 10160 6169" draw:points="0,6169 10160,0">
          <text:p/>
        </draw:polyline>
        <draw:custom-shape draw:name="CustomShape 8" draw:style-name="gr28" draw:text-style-name="P31" draw:layer="layout" svg:width="3.626cm" svg:height="1.449cm" svg:x="0.726cm" svg:y="13.334cm">
          <text:p text:style-name="P1"><text:span text:style-name="T36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9" draw:text-style-name="P32" draw:layer="layout" svg:width="3.626cm" svg:height="1.449cm" svg:x="0.726cm" svg:y="12.004cm">
          <text:p text:style-name="P1"><text:span text:style-name="T36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0" draw:text-style-name="P32" draw:layer="layout" svg:width="6.529cm" svg:height="1.449cm" svg:x="5.322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1" draw:text-style-name="P32" draw:layer="layout" svg:width="7.981cm" svg:height="1.449cm" svg:x="5.322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32" draw:text-style-name="P31" draw:layer="layout" svg:width="7.981cm" svg:height="1.449cm" svg:x="5.322cm" svg:y="15.26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3" draw:text-style-name="P30" draw:layer="layout" svg:width="3.626cm" svg:height="1.449cm" svg:x="15.119cm" svg:y="13.334cm">
          <text:p text:style-name="P1"><text:span text:style-name="T36">Indiv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9" draw:text-style-name="P32" draw:layer="layout" svg:width="3.626cm" svg:height="1.449cm" svg:x="15.119cm" svg:y="12.004cm">
          <text:p text:style-name="P1"><text:span text:style-name="T36">Fou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0" draw:text-style-name="P32" draw:layer="layout" svg:width="6.529cm" svg:height="1.449cm" svg:x="19.715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1" draw:text-style-name="P32" draw:layer="layout" svg:width="7.981cm" svg:height="1.449cm" svg:x="19.715cm" svg:y="13.334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7" draw:text-style-name="P30" draw:layer="layout" svg:width="7.981cm" svg:height="1.449cm" svg:x="19.715cm" svg:y="15.26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2" draw:text-style-name="P31" draw:layer="layout" svg:width="7.981cm" svg:height="1.449cm" svg:x="5.322cm" svg:y="15.26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8" draw:text-style-name="P31" xml:id="id15" draw:id="id15" draw:layer="layout" svg:width="3.384cm" svg:height="1.449cm" svg:x="20.562cm" svg:y="5.64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39" draw:text-style-name="P30" xml:id="id16" draw:id="id16" draw:layer="layout" svg:width="3.142cm" svg:height="1.449cm" svg:x="23.707cm" svg:y="5.64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6" draw:text-style-name="P31" xml:id="id17" draw:id="id17" draw:layer="layout" svg:width="1.691cm" svg:height="1.449cm" svg:x="26.852cm" svg:y="5.649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3" draw:text-style-name="P30" draw:layer="layout" svg:width="14.4cm" svg:height="1.433cm" svg:x="0.8cm" svg:y="0.966cm">
          <text:p text:style-name="P1"><text:span text:style-name="T36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1" draw:layer="layout" svg:width="16cm" svg:height="1.433cm" svg:x="15.8cm" svg:y="0.999cm">
          <text:p text:style-name="P1"><text:span text:style-name="T36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CustomShape 1" draw:style-name="gr40" draw:text-style-name="P32" draw:layer="layout" svg:width="4.836cm" svg:height="1.449cm" svg:x="5.939cm" svg:y="5.478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9" draw:text-style-name="P30" draw:layer="layout" svg:width="3.142cm" svg:height="1.449cm" svg:x="10.777cm" svg:y="5.478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3" draw:style-name="gr27" draw:text-style-name="P4" xml:id="id18" draw:id="id18" draw:layer="layout" svg:width="15.399cm" svg:height="7.213cm" svg:x="9.4cm" svg:y="6.986cm" svg:viewBox="0 0 15400 7214" draw:points="15400,7214 0,0">
          <text:p/>
        </draw:polyline>
        <draw:custom-shape draw:name="CustomShape 4" draw:style-name="gr33" draw:text-style-name="P30" draw:layer="layout" svg:width="3.626cm" svg:height="1.449cm" svg:x="0.8cm" svg:y="3.5cm">
          <text:p text:style-name="P1"><text:span text:style-name="T36">Indiv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0" draw:text-style-name="P32" draw:layer="layout" svg:width="6.529cm" svg:height="1.449cm" svg:x="5.88cm" svg:y="3.5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1" draw:text-style-name="P32" draw:layer="layout" svg:width="7.981cm" svg:height="1.449cm" svg:x="5.88cm" svg:y="3.5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0" draw:text-style-name="P32" xml:id="id19" draw:id="id19" draw:layer="layout" svg:width="4.836cm" svg:height="1.449cm" svg:x="5.939cm" svg:y="5.478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9" draw:text-style-name="P30" draw:layer="layout" svg:width="3.142cm" svg:height="1.449cm" svg:x="10.777cm" svg:y="5.478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7" draw:text-style-name="P4" xml:id="id20" draw:id="id20" draw:layer="layout" svg:width="1.799cm" svg:height="7.589cm" svg:x="7.4cm" svg:y="6.927cm" svg:viewBox="0 0 1800 7590" draw:points="1800,7590 0,0">
          <text:p/>
        </draw:polyline>
        <draw:custom-shape draw:name="CustomShape 10" draw:style-name="gr41" draw:text-style-name="P4" xml:id="id28" draw:id="id28" draw:layer="layout" svg:width="0.481cm" svg:height="4.836cm" draw:transform="rotate (-1.55735729155454) translate (11.733cm 14.517cm)">
          <text:p/>
          <draw:enhanced-geometry draw:mirror-horizontal="false" draw:mirror-vertical="false" svg:viewBox="0 0 0 0" drawooo:sub-view-size="491 4840" draw:text-areas="0 0 ?f0 ?f1" draw:type="ooxml-non-primitive" draw:enhanced-path="M 479 0 C 358 1 237 202 238 404 L 241 2017 C 242 2218 121 2420 0 2420 121 2420 243 2622 243 2823 L 246 4436 C 247 4638 369 4839 490 4839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1" draw:text-style-name="P4" xml:id="id29" draw:id="id29" draw:layer="layout" svg:width="0.481cm" svg:height="4.836cm" draw:transform="rotate (-1.55735729155454) translate (27.092cm 14.303cm)">
          <text:p/>
          <draw:enhanced-geometry draw:mirror-horizontal="false" draw:mirror-vertical="false" svg:viewBox="0 0 0 0" drawooo:sub-view-size="490 4840" draw:text-areas="0 0 ?f0 ?f1" draw:type="ooxml-non-primitive" draw:enhanced-path="M 478 0 C 357 0 237 201 237 403 L 241 2016 C 241 2217 121 2419 0 2419 121 2419 242 2621 243 2822 L 246 4435 C 247 4637 368 4839 489 4838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2" draw:text-style-name="P33" xml:id="id21" draw:id="id21" draw:layer="layout" svg:width="1.562cm" svg:height="1.449cm" svg:x="6.799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3" draw:text-style-name="P34" xml:id="id22" draw:id="id22" draw:layer="layout" svg:width="0.443cm" svg:height="1.449cm" svg:x="6.354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3" draw:text-style-name="P34" xml:id="id23" draw:id="id23" draw:layer="layout" svg:width="0.404cm" svg:height="1.449cm" svg:x="5.948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3" draw:text-style-name="P34" xml:id="id24" draw:id="id24" draw:layer="layout" svg:width="0.408cm" svg:height="1.449cm" svg:x="5.944cm" svg:y="5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30" draw:layer="layout" svg:width="3.626cm" svg:height="1.449cm" svg:x="1cm" svg:y="13.13cm">
          <text:p text:style-name="P1"><text:span text:style-name="T36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9" draw:text-style-name="P32" draw:layer="layout" svg:width="3.626cm" svg:height="1.449cm" svg:x="1cm" svg:y="11.8cm">
          <text:p text:style-name="P1"><text:span text:style-name="T36">Fa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0" draw:text-style-name="P32" draw:layer="layout" svg:width="6.529cm" svg:height="1.449cm" svg:x="5.596cm" svg:y="13.03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1" draw:text-style-name="P32" draw:layer="layout" svg:width="7.981cm" svg:height="1.449cm" svg:x="5.596cm" svg:y="13.03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5" draw:text-style-name="P32" draw:layer="layout" svg:width="2.901cm" svg:height="1.449cm" svg:x="5.596cm" svg:y="15.065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6" draw:text-style-name="P30" draw:layer="layout" svg:width="5.078cm" svg:height="1.449cm" svg:x="8.499cm" svg:y="15.06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8" draw:text-style-name="P31" draw:layer="layout" svg:width="3.626cm" svg:height="1.449cm" svg:x="15.8cm" svg:y="12.915cm">
          <text:p text:style-name="P1"><text:span text:style-name="T36">Indiv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9" draw:text-style-name="P32" draw:layer="layout" svg:width="3.626cm" svg:height="1.449cm" svg:x="15.8cm" svg:y="11.585cm">
          <text:p text:style-name="P1"><text:span text:style-name="T36">Mo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0" draw:text-style-name="P32" draw:layer="layout" svg:width="6.529cm" svg:height="1.449cm" svg:x="20.396cm" svg:y="12.815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32" draw:layer="layout" svg:width="7.981cm" svg:height="1.449cm" svg:x="20.396cm" svg:y="12.815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5" draw:text-style-name="P32" draw:layer="layout" svg:width="6.287cm" svg:height="1.449cm" svg:x="20.396cm" svg:y="14.85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6" draw:text-style-name="P31" draw:layer="layout" svg:width="1.691cm" svg:height="1.449cm" svg:x="26.686cm" svg:y="14.8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32" draw:layer="layout" svg:width="2.901cm" svg:height="1.449cm" svg:x="5.596cm" svg:y="15.065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6" draw:text-style-name="P30" draw:layer="layout" svg:width="5.078cm" svg:height="1.449cm" svg:x="8.499cm" svg:y="15.06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26" draw:text-style-name="P30" draw:layer="layout" svg:width="5.078cm" svg:height="1.449cm" svg:x="8.499cm" svg:y="15.06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34" draw:text-style-name="P31" draw:layer="layout" svg:width="1.449cm" svg:height="1.449cm" svg:x="7.047cm" svg:y="15.06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34" draw:text-style-name="P31" draw:layer="layout" svg:width="1.449cm" svg:height="1.449cm" svg:x="5.596cm" svg:y="15.06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5" draw:text-style-name="P32" draw:layer="layout" svg:width="6.287cm" svg:height="1.449cm" svg:x="20.396cm" svg:y="14.851cm">
          <text:p text:style-name="P1"><text:span text:style-name="T37">Parent </text:span><text:span text:style-name="T1"><text:line-break/></text:span><text:span text:style-name="T37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36" draw:text-style-name="P31" draw:layer="layout" svg:width="1.691cm" svg:height="1.449cm" svg:x="26.686cm" svg:y="14.851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8" draw:text-style-name="P31" draw:layer="layout" svg:width="3.384cm" svg:height="1.449cm" svg:x="20.396cm" svg:y="14.8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39" draw:text-style-name="P30" draw:layer="layout" svg:width="3.142cm" svg:height="1.449cm" svg:x="23.541cm" svg:y="14.8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6" draw:text-style-name="P31" draw:layer="layout" svg:width="1.691cm" svg:height="1.449cm" svg:x="26.686cm" svg:y="14.85cm">
          <text:p text:style-name="P1"><text:span text:style-name="T37">M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44" draw:text-style-name="P34" xml:id="id25" draw:id="id25" draw:layer="layout" svg:width="0.951cm" svg:height="1.449cm" svg:x="9.823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45" draw:text-style-name="P34" xml:id="id26" draw:id="id26" draw:layer="layout" svg:width="0.731cm" svg:height="1.449cm" svg:x="8.357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46" draw:text-style-name="P33" xml:id="id27" draw:id="id27" draw:layer="layout" svg:width="0.731cm" svg:height="1.449cm" svg:x="9.09cm" svg:y="5.4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3" draw:text-style-name="P30" draw:layer="layout" svg:width="14.4cm" svg:height="1.433cm" svg:x="0.8cm" svg:y="0.965cm">
          <text:p text:style-name="P1"><text:span text:style-name="T36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1" draw:layer="layout" svg:width="16cm" svg:height="1.433cm" svg:x="15.8cm" svg:y="0.998cm">
          <text:p text:style-name="P1"><text:span text:style-name="T36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CustomShape 1" draw:style-name="gr33" draw:text-style-name="P30" draw:layer="layout" svg:width="3.626cm" svg:height="1.449cm" svg:x="0.8cm" svg:y="3.5cm">
          <text:p text:style-name="P1"><text:span text:style-name="T36">Indiv 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2" draw:layer="layout" svg:width="6.529cm" svg:height="1.449cm" svg:x="5.88cm" svg:y="3.5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2" draw:layer="layout" svg:width="7.981cm" svg:height="1.449cm" svg:x="5.88cm" svg:y="3.5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3" draw:layer="layout" svg:width="3.142cm" svg:height="1.449cm" svg:x="7.444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34" draw:layer="layout" svg:width="0.951cm" svg:height="1.449cm" svg:x="12.056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34" draw:layer="layout" svg:width="0.731cm" svg:height="1.449cm" svg:x="11.323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6" draw:text-style-name="P33" draw:layer="layout" svg:width="0.731cm" svg:height="1.449cm" svg:x="10.58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33" draw:layer="layout" svg:width="1.562cm" svg:height="1.449cm" svg:x="5.88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34" draw:layer="layout" svg:width="0.443cm" svg:height="1.449cm" svg:x="13.41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34" draw:layer="layout" svg:width="0.404cm" svg:height="1.449cm" svg:x="13.013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" draw:text-style-name="P34" draw:layer="layout" svg:width="0.408cm" svg:height="1.449cm" svg:x="13.009cm" svg:y="5.4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8" draw:text-style-name="P32" draw:layer="layout" svg:width="7.981cm" svg:height="2.417cm" svg:x="3.219cm" svg:y="7.37cm">
          <text:p text:style-name="P1"><text:span text:style-name="T36">Contribution of </text:span></text:p>
          <text:p text:style-name="P1"><text:span text:style-name="T36">country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32" draw:layer="layout" svg:width="7.981cm" svg:height="2.417cm" svg:x="11.444cm" svg:y="7.37cm">
          <text:p text:style-name="P1"><text:span text:style-name="T36">Contribution of </text:span></text:p>
          <text:p text:style-name="P1"><text:span text:style-name="T36">country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3" draw:text-style-name="P30" draw:layer="layout" svg:width="14.4cm" svg:height="1.433cm" svg:x="0.8cm" svg:y="0.964cm">
          <text:p text:style-name="P1"><text:span text:style-name="T36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1" draw:layer="layout" svg:width="16cm" svg:height="1.433cm" svg:x="15.8cm" svg:y="0.997cm">
          <text:p text:style-name="P1"><text:span text:style-name="T36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CustomShape 1" draw:style-name="gr50" draw:text-style-name="P32" draw:layer="layout" svg:width="2.175cm" svg:height="1.449cm" svg:x="5.022cm" svg:y="5.457cm">
          <text:p text:style-name="P1"><text:span text:style-name="T38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0" draw:text-style-name="P32" draw:layer="layout" svg:width="6.529cm" svg:height="1.449cm" svg:x="7.441cm" svg:y="3.522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1" draw:text-style-name="P32" draw:layer="layout" svg:width="7.981cm" svg:height="1.449cm" svg:x="7.441cm" svg:y="3.522cm">
          <text:p text:style-name="P1"><text:span text:style-name="T36">True genetic va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33" draw:layer="layout" svg:width="3.142cm" svg:height="1.449cm" svg:x="9.005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4" draw:text-style-name="P34" draw:layer="layout" svg:width="0.951cm" svg:height="1.449cm" svg:x="13.617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5" draw:text-style-name="P34" draw:layer="layout" svg:width="0.731cm" svg:height="1.449cm" svg:x="12.88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46" draw:text-style-name="P33" draw:layer="layout" svg:width="0.731cm" svg:height="1.449cm" svg:x="12.15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42" draw:text-style-name="P33" draw:layer="layout" svg:width="1.562cm" svg:height="1.449cm" svg:x="7.441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43" draw:text-style-name="P34" draw:layer="layout" svg:width="0.443cm" svg:height="1.449cm" svg:x="14.98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3" draw:text-style-name="P34" draw:layer="layout" svg:width="0.404cm" svg:height="1.449cm" svg:x="14.574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43" draw:text-style-name="P34" draw:layer="layout" svg:width="0.408cm" svg:height="1.449cm" svg:x="14.57cm" svg:y="5.4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1" draw:text-style-name="P33" draw:layer="layout" svg:width="5.803cm" svg:height="1.449cm" svg:x="7.441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52" draw:text-style-name="P34" draw:layer="layout" svg:width="2.176cm" svg:height="1.449cm" svg:x="13.246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53" draw:text-style-name="P33" draw:layer="layout" svg:width="1.207cm" svg:height="1.449cm" svg:x="7.441cm" svg:y="8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4" draw:text-style-name="P34" draw:layer="layout" svg:width="6.772cm" svg:height="1.449cm" svg:x="8.65cm" svg:y="8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1" draw:text-style-name="P33" draw:layer="layout" svg:width="5.803cm" svg:height="1.449cm" svg:x="7.441cm" svg:y="1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5" draw:text-style-name="P34" draw:layer="layout" svg:width="5.321cm" svg:height="1.449cm" svg:x="10.102cm" svg:y="10.5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6" draw:text-style-name="P33" draw:layer="layout" svg:width="6.287cm" svg:height="1.449cm" svg:x="7.441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7" draw:text-style-name="P34" draw:layer="layout" svg:width="1.692cm" svg:height="1.449cm" svg:x="13.73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33" draw:layer="layout" svg:width="5.803cm" svg:height="1.449cm" svg:x="7.441cm" svg:y="1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8" draw:text-style-name="P34" draw:layer="layout" svg:width="4.111cm" svg:height="1.449cm" svg:x="11.311cm" svg:y="13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9" draw:text-style-name="P4" draw:layer="layout" svg:width="1.207cm" svg:height="4.352cm" svg:x="3.328cm" svg:y="5.699cm">
          <text:p/>
          <draw:enhanced-geometry draw:mirror-horizontal="false" draw:mirror-vertical="false" svg:viewBox="0 0 0 0" drawooo:sub-view-size="1211 4356" draw:text-areas="0 0 ?f0 ?f1" draw:type="ooxml-non-primitive" draw:enhanced-path="M 1210 0 C 907 0 605 181 605 362 L 605 1814 C 605 1996 302 2177 0 2177 302 2177 605 2358 605 2540 L 605 3992 C 605 4173 907 4355 1210 4355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60" draw:text-style-name="P13" draw:layer="layout" svg:width="4.11cm" svg:height="0.973cm" svg:x="-0.041cm" svg:y="7.385cm">
          <text:p text:style-name="P9"><text:span text:style-name="T38">Generation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9" draw:text-style-name="P4" draw:layer="layout" svg:width="1.207cm" svg:height="4.352cm" svg:x="3.345cm" svg:y="10.78cm">
          <text:p/>
          <draw:enhanced-geometry draw:mirror-horizontal="false" draw:mirror-vertical="false" svg:viewBox="0 0 0 0" drawooo:sub-view-size="1211 4356" draw:text-areas="0 0 ?f0 ?f1" draw:type="ooxml-non-primitive" draw:enhanced-path="M 1210 0 C 907 0 605 181 605 362 L 605 1814 C 605 1996 302 2177 0 2177 302 2177 605 2358 605 2540 L 605 3992 C 605 4173 907 4355 1210 4355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60" draw:text-style-name="P13" draw:layer="layout" svg:width="4.11cm" svg:height="0.973cm" svg:x="-0.041cm" svg:y="12.565cm">
          <text:p text:style-name="P9"><text:span text:style-name="T38">Generation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1" draw:text-style-name="P33" xml:id="id30" draw:id="id30" draw:layer="layout" svg:width="3.384cm" svg:height="1.449cm" svg:x="17.601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2" draw:text-style-name="P34" xml:id="id31" draw:id="id31" draw:layer="layout" svg:width="4.595cm" svg:height="1.449cm" svg:x="22.439cm" svg:y="7.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3" draw:text-style-name="P33" xml:id="id32" draw:id="id32" draw:layer="layout" svg:width="5.32cm" svg:height="1.449cm" svg:x="17.601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4" draw:text-style-name="P34" xml:id="id33" draw:id="id33" draw:layer="layout" svg:width="2.66cm" svg:height="1.449cm" svg:x="24.373cm" svg:y="12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65" draw:text-style-name="P13" xml:id="id34" draw:id="id34" draw:layer="layout" svg:width="4.594cm" svg:height="1.644cm" svg:x="26.309cm" svg:y="10.046cm">
          <text:p text:style-name="P9"><text:span text:style-name="T38">Partial genetic tre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5" draw:text-style-name="P35" xml:id="id35" draw:id="id35" draw:layer="layout" svg:width="4.594cm" svg:height="1.644cm" svg:x="19.536cm" svg:y="5.215cm">
          <text:p text:style-name="P1"><text:span text:style-name="T38">Ave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50" draw:text-style-name="P32" draw:layer="layout" svg:width="2.175cm" svg:height="1.449cm" svg:x="5.022cm" svg:y="7.15cm">
          <text:p text:style-name="P1"><text:span text:style-name="T38">Indiv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50" draw:text-style-name="P32" draw:layer="layout" svg:width="2.175cm" svg:height="1.449cm" svg:x="5.022cm" svg:y="8.844cm">
          <text:p text:style-name="P1"><text:span text:style-name="T38">Indiv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50" draw:text-style-name="P32" draw:layer="layout" svg:width="2.175cm" svg:height="1.449cm" svg:x="5.022cm" svg:y="5.457cm">
          <text:p text:style-name="P1"><text:span text:style-name="T38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50" draw:text-style-name="P32" draw:layer="layout" svg:width="2.175cm" svg:height="1.449cm" svg:x="5.022cm" svg:y="10.537cm">
          <text:p text:style-name="P1"><text:span text:style-name="T38">Indiv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50" draw:text-style-name="P32" draw:layer="layout" svg:width="2.175cm" svg:height="1.449cm" svg:x="5.022cm" svg:y="12.23cm">
          <text:p text:style-name="P1"><text:span text:style-name="T38">Indiv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50" draw:text-style-name="P32" draw:layer="layout" svg:width="2.175cm" svg:height="1.449cm" svg:x="5.022cm" svg:y="13.924cm">
          <text:p text:style-name="P1"><text:span text:style-name="T38">Indiv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50" draw:text-style-name="P32" draw:layer="layout" svg:width="2.175cm" svg:height="1.449cm" svg:x="5.022cm" svg:y="10.537cm">
          <text:p text:style-name="P1"><text:span text:style-name="T38">Indiv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3" draw:text-style-name="P30" draw:layer="layout" svg:width="14.4cm" svg:height="1.433cm" svg:x="0.8cm" svg:y="0.964cm">
          <text:p text:style-name="P1"><text:span text:style-name="T36">Country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31" draw:layer="layout" svg:width="16cm" svg:height="1.433cm" svg:x="15.8cm" svg:y="0.997cm">
          <text:p text:style-name="P1"><text:span text:style-name="T36">Country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6" draw:text-style-name="P36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39">AlphaPart.ped</text:span></text:p>
            </text:list-item>
            <text:list-item>
              <text:p text:style-name="P5"><text:span text:style-name="T40">Main function:</text:span><text:span text:style-name="T41"> </text:span><text:span text:style-name="T39">AlphaPart()</text:span></text:p>
            </text:list-item>
            <text:list-item>
              <text:p text:style-name="P5"><text:span text:style-name="T42">Recurse pedigree oldest → youngest individual (C++)</text:span></text:p>
            </text:list-item>
          </text:list>
          <text:p><text:span text:style-name="T43"><text:tab/></text:span><text:span text:style-name="T43"><text:tab/></text:span></text:p>
          <text:p><text:span text:style-name="T43"><text:tab/></text:span><text:span text:style-name="T43"><text:tab/></text:span><text:span text:style-name="T43"><text:tab/></text:span><text:span text:style-name="T43">part &lt;- AlphaPart(x = AlphaPart.ped,</text:span><text:span text:style-name="T43"><text:line-break/></text:span><text:span text:style-name="T43"> <text:s text:c="17"/></text:span><text:span text:style-name="T43"><text:tab/></text:span><text:span text:style-name="T43"><text:tab/></text:span><text:span text:style-name="T43"> colPath = “country”,</text:span><text:span text:style-name="T43"><text:line-break/></text:span><text:span text:style-name="T43"><text:tab/></text:span><text:span text:style-name="T43"><text:tab/></text:span><text:span text:style-name="T43"> <text:s text:c="15"/></text:span><text:span text:style-name="T43"><text:tab/></text:span><text:span text:style-name="T43"> colBV = “bv1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7" draw:layer="layout" svg:width="8.8cm" svg:height="6.002cm" svg:x="5.6cm" svg:y="11.8cm">
          <draw:text-box>
            <text:p text:style-name="P20"><text:span text:style-name="T44">Size:</text:span></text:p>
            <text:p text:style-name="P20"><text:span text:style-name="T44"><text:s/></text:span><text:span text:style-name="T44">- individuals: 8 </text:span></text:p>
            <text:p text:style-name="P20"><text:span text:style-name="T44"><text:s/></text:span><text:span text:style-name="T44">- traits: 1 (bv1)</text:span></text:p>
            <text:p text:style-name="P20"><text:span text:style-name="T44"><text:s/></text:span><text:span text:style-name="T44">- paths: 2 (domestic, import)</text:span></text:p>
            <text:p text:style-name="P20"><text:span text:style-name="T44"><text:s/></text:span><text:span text:style-name="T44">- unknown (missing) values:</text:span></text:p>
            <text:p text:style-name="P20"><text:span text:style-name="T44">bv1 </text:span></text:p>
            <text:p text:style-name="P20"><text:span text:style-name="T44"><text:s text:c="2"/></text:span><text:span text:style-name="T44">0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8" draw:text-style-name="P27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39">AlphaPart.ped</text:span></text:p>
              <text:p text:style-name="P5"><text:span text:style-name="T45"/></text:p>
              <text:p text:style-name="P5"><text:span text:style-name="T4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7.707cm" svg:height="4.853cm" svg:x="6.705cm" svg:y="5.722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38"><text:span text:style-name="T46">IId</text:span></text:p>
              </table:table-cell>
              <table:table-cell>
                <text:p text:style-name="P38"><text:span text:style-name="T46">FId</text:span></text:p>
              </table:table-cell>
              <table:table-cell>
                <text:p text:style-name="P38"><text:span text:style-name="T46">MId</text:span></text:p>
              </table:table-cell>
              <table:table-cell table:style-name="ce2">
                <text:p text:style-name="P39"><text:span text:style-name="T46">gen</text:span></text:p>
              </table:table-cell>
              <table:table-cell table:style-name="ce3">
                <text:p text:style-name="P40"><text:span text:style-name="T46">country</text:span></text:p>
              </table:table-cell>
              <table:table-cell table:style-name="ce3">
                <text:p text:style-name="P40"><text:span text:style-name="T46">gender</text:span></text:p>
              </table:table-cell>
              <table:table-cell table:style-name="ce2">
                <text:p text:style-name="P39"><text:span text:style-name="T46">bv1</text:span></text:p>
              </table:table-cell>
              <table:table-cell table:style-name="ce4">
                <text:p text:style-name="P39"><text:span text:style-name="T47">bv2</text:span></text:p>
              </table:table-cell>
            </table:table-row>
            <table:table-row table:style-name="ro1" table:default-cell-style-name="ce5">
              <table:table-cell>
                <text:p text:style-name="P38"><text:span text:style-name="T46">A</text:span></text:p>
              </table:table-cell>
              <table:table-cell/>
              <table:table-cell/>
              <table:table-cell table:style-name="ce6">
                <text:p text:style-name="P39"><text:span text:style-name="T46">1</text:span></text:p>
              </table:table-cell>
              <table:table-cell table:style-name="ce7">
                <text:p text:style-name="P40"><text:span text:style-name="T46">domestic</text:span></text:p>
              </table:table-cell>
              <table:table-cell table:style-name="ce7">
                <text:p text:style-name="P40"><text:span text:style-name="T46">F</text:span></text:p>
              </table:table-cell>
              <table:table-cell table:style-name="ce6">
                <text:p text:style-name="P39"><text:span text:style-name="T46">100</text:span></text:p>
              </table:table-cell>
              <table:table-cell table:style-name="ce6">
                <text:p text:style-name="P39"><text:span text:style-name="T46">88</text:span></text:p>
              </table:table-cell>
            </table:table-row>
            <table:table-row table:style-name="ro1" table:default-cell-style-name="ce8">
              <table:table-cell>
                <text:p text:style-name="P38"><text:span text:style-name="T46">B</text:span></text:p>
              </table:table-cell>
              <table:table-cell/>
              <table:table-cell/>
              <table:table-cell table:style-name="ce9">
                <text:p text:style-name="P39"><text:span text:style-name="T46">1</text:span></text:p>
              </table:table-cell>
              <table:table-cell table:style-name="ce10">
                <text:p text:style-name="P40"><text:span text:style-name="T46">import</text:span></text:p>
              </table:table-cell>
              <table:table-cell table:style-name="ce10">
                <text:p text:style-name="P40"><text:span text:style-name="T46">M</text:span></text:p>
              </table:table-cell>
              <table:table-cell table:style-name="ce9">
                <text:p text:style-name="P39"><text:span text:style-name="T46">105</text:span></text:p>
              </table:table-cell>
              <table:table-cell table:style-name="ce9">
                <text:p text:style-name="P39"><text:span text:style-name="T46">110</text:span></text:p>
              </table:table-cell>
            </table:table-row>
            <table:table-row table:style-name="ro2" table:default-cell-style-name="ce8">
              <table:table-cell>
                <text:p text:style-name="P38"><text:span text:style-name="T46">C</text:span></text:p>
              </table:table-cell>
              <table:table-cell>
                <text:p text:style-name="P38"><text:span text:style-name="T46">B</text:span></text:p>
              </table:table-cell>
              <table:table-cell>
                <text:p text:style-name="P38"><text:span text:style-name="T46">A</text:span></text:p>
              </table:table-cell>
              <table:table-cell table:style-name="ce9">
                <text:p text:style-name="P39"><text:span text:style-name="T46">2</text:span></text:p>
              </table:table-cell>
              <table:table-cell table:style-name="ce10">
                <text:p text:style-name="P40"><text:span text:style-name="T46">domestic</text:span></text:p>
              </table:table-cell>
              <table:table-cell table:style-name="ce10">
                <text:p text:style-name="P40"><text:span text:style-name="T46">F</text:span></text:p>
              </table:table-cell>
              <table:table-cell table:style-name="ce9">
                <text:p text:style-name="P39"><text:span text:style-name="T46">104</text:span></text:p>
              </table:table-cell>
              <table:table-cell table:style-name="ce9">
                <text:p text:style-name="P39"><text:span text:style-name="T46">10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69" draw:text-style-name="P4" draw:layer="layout" svg:width="21.943cm" svg:height="14.398cm" svg:x="8.056cm" svg:y="2.995cm">
          <draw:image xlink:href="Pictures/10000000000003ED000002D98A8DD31ADB8DF911.png" xlink:type="simple" xlink:show="embed" xlink:actuate="onLoad">
            <text:p/>
          </draw:image>
        </draw:frame>
        <draw:custom-shape draw:name="CustomShape 1" draw:style-name="gr70" draw:text-style-name="P13" draw:layer="layout" svg:width="2.023cm" svg:height="1.281cm" svg:x="11.883cm" svg:y="10.531cm">
          <text:p text:style-name="P9"><text:span text:style-name="T1"><text:s/></text:span><text:span text:style-name="T1">PA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2" draw:style-name="gr71" draw:text-style-name="P4" draw:layer="layout" svg:width="1.007cm" svg:height="2.273cm" draw:transform="rotate (1.58824961931484) translate (11.618cm 12.569cm)">
          <text:p/>
          <draw:enhanced-geometry draw:mirror-horizontal="false" draw:mirror-vertical="false" svg:viewBox="0 0 0 0" drawooo:sub-view-size="1012 2277" draw:text-areas="0 0 ?f0 ?f1" draw:type="ooxml-non-primitive" draw:enhanced-path="M 2 0 C 254 0 507 94 507 189 L 507 948 C 506 1043 758 1138 1011 1138 758 1138 507 1232 506 1327 L 506 2086 C 505 2181 252 2276 0 2276 N">
            <draw:equation draw:name="f0" draw:formula="logwidth"/>
            <draw:equation draw:name="f1" draw:formula="logheight"/>
          </draw:enhanced-geometry>
        </draw:custom-shape>
        <draw:custom-shape draw:name="CustomShape 3" draw:style-name="gr72" draw:text-style-name="P4" draw:layer="layout" svg:width="1.03cm" svg:height="1.264cm" draw:transform="rotate (1.58824961931484) translate (15.688cm 12.6cm)">
          <text:p/>
          <draw:enhanced-geometry draw:mirror-horizontal="false" draw:mirror-vertical="false" svg:viewBox="0 0 0 0" drawooo:sub-view-size="1034 1268" draw:text-areas="0 0 ?f0 ?f1" draw:type="ooxml-non-primitive" draw:enhanced-path="M 1 0 C 259 0 516 52 516 105 L 516 527 C 516 580 774 632 1033 633 774 632 516 686 516 739 L 516 1161 C 516 1214 258 1267 0 1267 N">
            <draw:equation draw:name="f0" draw:formula="logwidth"/>
            <draw:equation draw:name="f1" draw:formula="logheight"/>
          </draw:enhanced-geometry>
        </draw:custom-shape>
        <draw:custom-shape draw:name="CustomShape 4" draw:style-name="gr73" draw:text-style-name="P13" draw:layer="layout" svg:width="2.78cm" svg:height="1.281cm" svg:x="15.169cm" svg:y="10.531cm">
          <text:p text:style-name="P9"><text:span text:style-name="T1"><text:s/></text:span><text:span text:style-name="T1">M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4" draw:text-style-name="P42" draw:layer="layout" svg:width="31.875cm" svg:height="13.512cm" svg:x="1.411cm" svg:y="2.995cm">
          <text:list text:style-name="L2">
            <text:list-item>
              <text:p text:style-name="P41"><text:span text:style-name="T48">AlphaPart.ped</text:span></text:p>
            </text:list-item>
          </text:list>
          <text:p text:style-name="P4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5" draw:text-style-name="P27" draw:layer="layout" svg:width="31.875cm" svg:height="13.512cm" svg:x="1.411cm" svg:y="2.995cm">
          <text:list text:style-name="L3">
            <text:list-item>
              <text:p text:style-name="P5"><text:span text:style-name="T9">Sample dataset </text:span><text:span text:style-name="T39">AlphaPart.ped</text:span></text:p>
            </text:list-item>
            <text:list-item>
              <text:p text:style-name="P5"><text:span text:style-name="T40">Main function:</text:span><text:span text:style-name="T41"> </text:span><text:span text:style-name="T39">AlphaPart()</text:span></text:p>
            </text:list-item>
            <text:list-item>
              <text:p text:style-name="P5"><text:span text:style-name="T42">Recurse pedigree oldest → youngest individual (C++)</text:span></text:p>
            </text:list-item>
          </text:list>
          <text:p><text:span text:style-name="T43"><text:tab/></text:span><text:span text:style-name="T43"><text:tab/></text:span></text:p>
          <text:p><text:span text:style-name="T43"><text:tab/></text:span><text:span text:style-name="T43"><text:tab/></text:span><text:span text:style-name="T43"><text:tab/></text:span><text:span text:style-name="T43">part &lt;- AlphaPart(x = AlphaPart.ped,</text:span><text:span text:style-name="T43"><text:line-break/></text:span><text:span text:style-name="T43"> <text:s text:c="17"/></text:span><text:span text:style-name="T43"><text:tab/></text:span><text:span text:style-name="T43"><text:tab/></text:span><text:span text:style-name="T43"> colPath = “country”,</text:span><text:span text:style-name="T43"><text:line-break/></text:span><text:span text:style-name="T43"><text:tab/></text:span><text:span text:style-name="T43"><text:tab/></text:span><text:span text:style-name="T43"> <text:s text:c="15"/></text:span><text:span text:style-name="T43"><text:tab/></text:span><text:span text:style-name="T43"> colBV = “bv1”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13">AlphaPart 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7" draw:text-style-name="P37" draw:layer="layout" svg:width="8.8cm" svg:height="6.002cm" svg:x="5.882cm" svg:y="12cm">
          <draw:text-box>
            <text:p text:style-name="P20"><text:span text:style-name="T44">Size:</text:span></text:p>
            <text:p text:style-name="P20"><text:span text:style-name="T44"><text:s/></text:span><text:span text:style-name="T44">- individuals: 8 </text:span></text:p>
            <text:p text:style-name="P20"><text:span text:style-name="T44"><text:s/></text:span><text:span text:style-name="T44">- traits: 1 (bv1)</text:span></text:p>
            <text:p text:style-name="P20"><text:span text:style-name="T44"><text:s/></text:span><text:span text:style-name="T44">- paths: 2 (domestic, import)</text:span></text:p>
            <text:p text:style-name="P20"><text:span text:style-name="T44"><text:s/></text:span><text:span text:style-name="T44">- unknown (missing) values:</text:span></text:p>
            <text:p text:style-name="P20"><text:span text:style-name="T44">bv1 </text:span></text:p>
            <text:p text:style-name="P20"><text:span text:style-name="T44"><text:s text:c="2"/></text:span><text:span text:style-name="T44">0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6" draw:text-style-name="P27" draw:layer="layout" svg:width="31.875cm" svg:height="13.512cm" svg:x="1.411cm" svg:y="2.995cm">
          <text:list text:style-name="L3">
            <text:list-item>
              <text:p text:style-name="P5"><text:span text:style-name="T9">Summary function </text:span><text:span text:style-name="T39">summary()</text:span></text:p>
            </text:list-item>
          </text:list>
          <text:p><text:span text:style-name="T43"/></text:p>
          <text:p><text:span text:style-name="T43"><text:tab/></text:span><text:span text:style-name="T43"><text:tab/></text:span><text:span text:style-name="T43">&gt; sumPartByGen &lt;- summary(part, by = “gen”)</text:span><text:span text:style-name="T43"><text:line-break/></text:span><text:span text:style-name="T43"><text:tab/></text:span><text:span text:style-name="T43"><text:tab/></text:span><text:span text:style-name="T43">&gt; print(sumPartByG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8cm" svg:y="1.002cm">
          <text:p text:style-name="P9"><text:span text:style-name="T28">AlphaPart </text:span><text:span text:style-name="T13">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1.91cm" svg:height="8.771cm" svg:x="1.318cm" svg:y="8.488cm">
          <table:table table:template-name="default"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2">
              <table:table-cell table:style-name="ce11">
                <text:p text:style-name="P43"><text:span text:style-name="T49">IId</text:span></text:p>
              </table:table-cell>
              <table:table-cell>
                <text:p text:style-name="P44"><text:span text:style-name="T49">gen</text:span></text:p>
              </table:table-cell>
              <table:table-cell>
                <text:p text:style-name="P44"><text:span text:style-name="T49">bv1_domestic</text:span></text:p>
              </table:table-cell>
              <table:table-cell>
                <text:p text:style-name="P44"><text:span text:style-name="T49">bv1_import</text:span></text:p>
              </table:table-cell>
            </table:table-row>
            <table:table-row table:style-name="ro4" table:default-cell-style-name="ce14">
              <table:table-cell table:style-name="ce13">
                <text:p text:style-name="P43"><text:span text:style-name="T49">A</text:span></text:p>
              </table:table-cell>
              <table:table-cell>
                <text:p text:style-name="P44"><text:span text:style-name="T49">1</text:span></text:p>
              </table:table-cell>
              <table:table-cell>
                <text:p text:style-name="P44"><text:span text:style-name="T49">100</text:span></text:p>
              </table:table-cell>
              <table:table-cell>
                <text:p text:style-name="P44"><text:span text:style-name="T49">0</text:span></text:p>
              </table:table-cell>
            </table:table-row>
            <table:table-row table:style-name="ro4" table:default-cell-style-name="ce16">
              <table:table-cell table:style-name="ce15">
                <text:p text:style-name="P43"><text:span text:style-name="T49">B</text:span></text:p>
              </table:table-cell>
              <table:table-cell>
                <text:p text:style-name="P44"><text:span text:style-name="T49">1</text:span></text:p>
              </table:table-cell>
              <table:table-cell>
                <text:p text:style-name="P44"><text:span text:style-name="T49">0</text:span></text:p>
              </table:table-cell>
              <table:table-cell>
                <text:p text:style-name="P44"><text:span text:style-name="T49">105</text:span></text:p>
              </table:table-cell>
            </table:table-row>
            <table:table-row table:style-name="ro4" table:default-cell-style-name="ce16">
              <table:table-cell table:style-name="ce15">
                <text:p text:style-name="P43"><text:span text:style-name="T49">C</text:span></text:p>
              </table:table-cell>
              <table:table-cell>
                <text:p text:style-name="P44"><text:span text:style-name="T49">2</text:span></text:p>
              </table:table-cell>
              <table:table-cell>
                <text:p text:style-name="P44"><text:span text:style-name="T49">51.5</text:span></text:p>
              </table:table-cell>
              <table:table-cell>
                <text:p text:style-name="P44"><text:span text:style-name="T49">52.5</text:span></text:p>
              </table:table-cell>
            </table:table-row>
            <table:table-row table:style-name="ro4" table:default-cell-style-name="ce16">
              <table:table-cell table:style-name="ce15">
                <text:p text:style-name="P43"><text:span text:style-name="T49">T</text:span></text:p>
              </table:table-cell>
              <table:table-cell>
                <text:p text:style-name="P44"><text:span text:style-name="T49">2</text:span></text:p>
              </table:table-cell>
              <table:table-cell>
                <text:p text:style-name="P44"><text:span text:style-name="T49">0</text:span></text:p>
              </table:table-cell>
              <table:table-cell>
                <text:p text:style-name="P44"><text:span text:style-name="T49">102</text:span></text:p>
              </table:table-cell>
            </table:table-row>
            <table:table-row table:style-name="ro4" table:default-cell-style-name="ce16">
              <table:table-cell table:style-name="ce15">
                <text:p text:style-name="P43"><text:span text:style-name="T49">D</text:span></text:p>
              </table:table-cell>
              <table:table-cell>
                <text:p text:style-name="P44"><text:span text:style-name="T49">2</text:span></text:p>
              </table:table-cell>
              <table:table-cell>
                <text:p text:style-name="P44"><text:span text:style-name="T49">0</text:span></text:p>
              </table:table-cell>
              <table:table-cell>
                <text:p text:style-name="P44"><text:span text:style-name="T49">108</text:span></text:p>
              </table:table-cell>
            </table:table-row>
            <table:table-row table:style-name="ro4" table:default-cell-style-name="ce16">
              <table:table-cell table:style-name="ce15">
                <text:p text:style-name="P43"><text:span text:style-name="T49">E</text:span></text:p>
              </table:table-cell>
              <table:table-cell>
                <text:p text:style-name="P44"><text:span text:style-name="T49">3</text:span></text:p>
              </table:table-cell>
              <table:table-cell>
                <text:p text:style-name="P44"><text:span text:style-name="T49">26.75</text:span></text:p>
              </table:table-cell>
              <table:table-cell>
                <text:p text:style-name="P44"><text:span text:style-name="T49">80.25</text:span></text:p>
              </table:table-cell>
            </table:table-row>
            <table:table-row table:style-name="ro4" table:default-cell-style-name="ce16">
              <table:table-cell table:style-name="ce15">
                <text:p text:style-name="P43"><text:span text:style-name="T49">U</text:span></text:p>
              </table:table-cell>
              <table:table-cell>
                <text:p text:style-name="P44"><text:span text:style-name="T49">3</text:span></text:p>
              </table:table-cell>
              <table:table-cell>
                <text:p text:style-name="P44"><text:span text:style-name="T49">0</text:span></text:p>
              </table:table-cell>
              <table:table-cell>
                <text:p text:style-name="P44"><text:span text:style-name="T49">107</text:span></text:p>
              </table:table-cell>
            </table:table-row>
            <table:table-row table:style-name="ro5" table:default-cell-style-name="ce16">
              <table:table-cell table:style-name="ce15">
                <text:p text:style-name="P43"><text:span text:style-name="T49">V</text:span></text:p>
              </table:table-cell>
              <table:table-cell>
                <text:p text:style-name="P44"><text:span text:style-name="T49">4</text:span></text:p>
              </table:table-cell>
              <table:table-cell>
                <text:p text:style-name="P44"><text:span text:style-name="T49">68.875</text:span></text:p>
              </table:table-cell>
              <table:table-cell>
                <text:p text:style-name="P44"><text:span text:style-name="T49">40.1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035cm" svg:height="7.7cm" svg:x="16.707cm" svg:y="8.488cm">
          <table:table table:template-name="default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6" table:default-cell-style-name="ce17">
              <table:table-cell>
                <text:p text:style-name="P45"><text:span text:style-name="T49">gen</text:span></text:p>
              </table:table-cell>
              <table:table-cell>
                <text:p text:style-name="P45"><text:span text:style-name="T49">N</text:span></text:p>
              </table:table-cell>
              <table:table-cell>
                <text:p text:style-name="P45"><text:span text:style-name="T49">Sum</text:span></text:p>
              </table:table-cell>
              <table:table-cell>
                <text:p text:style-name="P45"><text:span text:style-name="T49">domestic</text:span></text:p>
              </table:table-cell>
              <table:table-cell>
                <text:p text:style-name="P45"><text:span text:style-name="T49">import</text:span></text:p>
              </table:table-cell>
            </table:table-row>
            <table:table-row table:style-name="ro7" table:default-cell-style-name="ce14">
              <table:table-cell>
                <text:p text:style-name="P44"><text:span text:style-name="T49">1</text:span></text:p>
              </table:table-cell>
              <table:table-cell>
                <text:p text:style-name="P44"><text:span text:style-name="T49">2</text:span></text:p>
              </table:table-cell>
              <table:table-cell>
                <text:p text:style-name="P44"><text:span text:style-name="T49">102.5</text:span></text:p>
              </table:table-cell>
              <table:table-cell>
                <text:p text:style-name="P44"><text:span text:style-name="T49">50</text:span></text:p>
              </table:table-cell>
              <table:table-cell>
                <text:p text:style-name="P44"><text:span text:style-name="T49">52.5</text:span></text:p>
              </table:table-cell>
            </table:table-row>
            <table:table-row table:style-name="ro7" table:default-cell-style-name="ce16">
              <table:table-cell>
                <text:p text:style-name="P44"><text:span text:style-name="T49">2</text:span></text:p>
              </table:table-cell>
              <table:table-cell>
                <text:p text:style-name="P44"><text:span text:style-name="T49">3</text:span></text:p>
              </table:table-cell>
              <table:table-cell>
                <text:p text:style-name="P44"><text:span text:style-name="T49">104.7</text:span></text:p>
              </table:table-cell>
              <table:table-cell>
                <text:p text:style-name="P44"><text:span text:style-name="T49">17.2</text:span></text:p>
              </table:table-cell>
              <table:table-cell>
                <text:p text:style-name="P44"><text:span text:style-name="T49">87.5</text:span></text:p>
              </table:table-cell>
            </table:table-row>
            <table:table-row table:style-name="ro7" table:default-cell-style-name="ce16">
              <table:table-cell>
                <text:p text:style-name="P44"><text:span text:style-name="T49">3</text:span></text:p>
              </table:table-cell>
              <table:table-cell>
                <text:p text:style-name="P44"><text:span text:style-name="T49">2</text:span></text:p>
              </table:table-cell>
              <table:table-cell>
                <text:p text:style-name="P44"><text:span text:style-name="T49">107</text:span></text:p>
              </table:table-cell>
              <table:table-cell>
                <text:p text:style-name="P44"><text:span text:style-name="T49">13.4</text:span></text:p>
              </table:table-cell>
              <table:table-cell>
                <text:p text:style-name="P44"><text:span text:style-name="T49">93.6</text:span></text:p>
              </table:table-cell>
            </table:table-row>
            <table:table-row table:style-name="ro8" table:default-cell-style-name="ce16">
              <table:table-cell>
                <text:p text:style-name="P44"><text:span text:style-name="T49">4</text:span></text:p>
              </table:table-cell>
              <table:table-cell>
                <text:p text:style-name="P44"><text:span text:style-name="T49">1</text:span></text:p>
              </table:table-cell>
              <table:table-cell>
                <text:p text:style-name="P44"><text:span text:style-name="T49">109</text:span></text:p>
              </table:table-cell>
              <table:table-cell>
                <text:p text:style-name="P44"><text:span text:style-name="T49">68.9</text:span></text:p>
              </table:table-cell>
              <table:table-cell>
                <text:p text:style-name="P44"><text:span text:style-name="T49">40.1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77" draw:text-style-name="P46" draw:layer="layout" svg:width="3.4cm" svg:height="0.8cm" svg:x="13.8cm" svg:y="12.2cm">
          <text:p/>
          <draw:enhanced-geometry svg:viewBox="0 0 21600 21600" draw:text-areas="0 ?f0 ?f5 ?f2" draw:type="right-arrow" draw:modifiers="18380.0058806233 7874.1573033707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8" draw:text-style-name="P27" draw:layer="layout" svg:width="31.875cm" svg:height="13.512cm" svg:x="1.411cm" svg:y="2.995cm">
          <text:list text:style-name="L3">
            <text:list-item>
              <text:p text:style-name="P5"><text:span text:style-name="T9">Function </text:span><text:span text:style-name="T39">plot(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13" draw:layer="layout" svg:width="31.799cm" svg:height="8.598cm" svg:x="0.8cm" svg:y="1.002cm">
          <text:p text:style-name="P9"><text:span text:style-name="T28">AlphaPart </text:span><text:span text:style-name="T13">-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628cm" svg:height="8.596cm" svg:x="8.4cm" svg:y="7.6cm">
          <draw:image xlink:href="Pictures/1000000000000229000001459C4B768751F13113.png" xlink:type="simple" xlink:show="embed" xlink:actuate="onLoad">
            <text:p/>
          </draw:image>
        </draw:frame>
        <draw:frame draw:style-name="gr80" draw:text-style-name="P47" draw:layer="layout" svg:width="22.346cm" svg:height="2.174cm" svg:x="3.854cm" svg:y="5.4cm">
          <draw:text-box>
            <text:p><text:span text:style-name="T43">&gt; plot(sumPartByGe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81" draw:text-style-name="P4" draw:layer="layout" svg:width="22.798cm" svg:height="13.971cm" svg:x="11cm" svg:y="2.6cm">
          <draw:image xlink:href="Pictures/10000000000003BD000002C9DEB994FF69D1345F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19cm" svg:height="1.797cm" svg:x="0.779cm" svg:y="1.001cm">
          <text:p text:style-name="P9"><text:span text:style-name="T13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10.587cm" svg:height="13.512cm" svg:x="1.411cm" svg:y="2.995cm">
          <text:list text:style-name="L2">
            <text:list-item>
              <text:p text:style-name="P41"><text:span text:style-name="T50">International genetic trends for protein yield in Brown Swiss bulls </text:span><text:span text:style-name="T51">(Gorjanc, 2011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2" draw:text-style-name="P7" draw:layer="layout" svg:width="31.875cm" svg:height="13.512cm" svg:x="1.411cm" svg:y="2.995cm">
          <text:p text:style-name="P5"><text:span text:style-name="T1"/></text:p>
          <text:list text:style-name="L2">
            <text:list-header>
              <text:p text:style-name="P5"><text:span text:style-name="T7">1) AlphaPart R package</text:span></text:p>
              <text:p text:style-name="P5"><text:span text:style-name="T1"><text:line-break/></text:span><text:span text:style-name="T52">2) Pig breeding example</text:span><text:span text:style-name="T8"><text:line-break/></text:span><text:span text:style-name="T8"><text:line-break/></text:span><text:span text:style-name="T7">3) Future work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4" draw:layer="layout" svg:width="31.819cm" svg:height="1.797cm" svg:x="0.779cm" svg:y="1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83" draw:text-style-name="P4" draw:layer="layout" svg:width="2.269cm" svg:height="2.063cm" draw:transform="rotate (2.98992354159149) translate (29.414cm 7.016cm)">
          <draw:image xlink:href="Pictures/10000201000004B0000004430F84AFC60B079D8A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Simula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<text:span text:style-name="T50">Single breed</text:span></text:p>
                        </text:list-item>
                        <text:list-item>
                          <text:p text:style-name="P41"><text:span text:style-name="T50">two tiers (nucleus, multiplier)</text:span></text:p>
                        </text:list-item>
                        <text:list-item>
                          <text:p text:style-name="P41"><text:span text:style-name="T50">Two traits</text:span></text:p>
                        </text:list-item>
                        <text:list-item>
                          <text:p text:style-name="P41"><text:span text:style-name="T50">Import into multipl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1"><text:span text:style-name="T54"/></text:p>
          <text:p text:style-name="P41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ig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4" draw:text-style-name="P48" draw:layer="layout" svg:width="3.598cm" svg:height="1.798cm" svg:x="21.762cm" svg:y="8.4cm">
          <text:p text:style-name="P1"><text:span text:style-name="T1">Trait 1</text:span></text:p>
          <text:p text:style-name="P1"><text:span text:style-name="T1">h</text:span><text:span text:style-name="T55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85" draw:text-style-name="P49" draw:layer="layout" svg:width="3.598cm" svg:height="1.798cm" svg:x="25.362cm" svg:y="8.4cm">
          <text:p text:style-name="P1"><text:span text:style-name="T1">Trait 2</text:span></text:p>
          <text:p text:style-name="P1"><text:span text:style-name="T1">h</text:span><text:span text:style-name="T55">2 </text:span><text:span text:style-name="T1">= 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86" draw:text-style-name="P50" draw:layer="layout" svg:width="7.198cm" svg:height="2.198cm" svg:x="21.762cm" svg:y="13.4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84" draw:text-style-name="P48" draw:layer="layout" svg:width="3.598cm" svg:height="1.798cm" svg:x="21.762cm" svg:y="15.7cm">
          <text:p text:style-name="P1"><text:span text:style-name="T1">Trait 1</text:span></text:p>
          <text:p text:style-name="P1"><text:span text:style-name="T1">h</text:span><text:span text:style-name="T55">2 </text:span><text:span text:style-name="T1">= 0.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87" draw:text-style-name="P2" draw:layer="layout" svg:width="5.598cm" svg:height="1.598cm" svg:x="27.401cm" svg:y="3.201cm">
          <text:p text:style-name="P1"><text:span text:style-name="T1">Males and females</text:span></text:p>
          <text:p text:style-name="P1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87" draw:text-style-name="P2" draw:layer="layout" svg:width="5.598cm" svg:height="1.598cm" svg:x="28.4cm" svg:y="11cm">
          <text:p text:style-name="P1"><text:span text:style-name="T1">Females</text:span></text:p>
          <text:p text:style-name="P1"><text:span text:style-name="T1">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" draw:text-style-name="P4" draw:layer="layout" svg:width="5.598cm" svg:height="1.598cm" svg:x="14.8cm" svg:y="8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8" draw:text-style-name="P51" xml:id="id36" draw:id="id36" draw:layer="layout" svg:width="7.998cm" svg:height="1.671cm" svg:x="11.2cm" svg:y="10.9cm">
          <text:p text:style-name="P9"><text:span text:style-name="T56">MaleFlow100</text:span><text:span text:style-name="T1"> = </text:span></text:p>
          <text:p text:style-name="P9"><text:span text:style-name="T1">100% im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9" draw:text-style-name="P13" xml:id="id37" draw:id="id37" draw:layer="layout" svg:width="7.998cm" svg:height="1.671cm" svg:x="11.2cm" svg:y="12.827cm">
          <text:p text:style-name="P9"><text:span text:style-name="T56">MaleFlow20</text:span><text:span text:style-name="T1"> = </text:span></text:p>
          <text:p text:style-name="P9"><text:span text:style-name="T1">20% import, 80% recyc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" draw:text-style-name="P2" draw:layer="layout" svg:width="6.036cm" svg:height="2.382cm" svg:x="14.4cm" svg:y="8.1cm">
          <text:p text:style-name="P1"><text:span text:style-name="T1">Males imported to multiplier from 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4" draw:layer="layout" svg:width="2.269cm" svg:height="2.063cm" draw:transform="rotate (2.98992354159149) translate (29.887cm 14.1cm)">
          <draw:image xlink:href="Pictures/10000201000004B0000004430F84AFC60B079D8A.png" xlink:type="simple" xlink:show="embed" xlink:actuate="onLoad">
            <text:p/>
          </draw:image>
        </draw:frame>
        <draw:custom-shape draw:name="Line 15" draw:style-name="gr3" draw:text-style-name="P4" draw:layer="layout" svg:width="1.363cm" svg:height="1.6cm" svg:x="20.393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3" draw:text-style-name="P4" draw:layer="layout" svg:width="1.009cm" svg:height="1.888cm" svg:x="20.431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3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style-name="gr90" draw:text-style-name="P46" draw:layer="layout" svg:width="7.754cm" svg:height="4.202cm" draw:transform="rotate (1.59767439727561) translate (19.801cm 14.665cm)">
          <text:p/>
          <draw:enhanced-geometry svg:viewBox="0 0 21600 21600" draw:mirror-vertical="true" draw:text-areas="0 0 21600 21600" draw:type="circular-arrow" draw:modifiers="180 -13.1357575642422 10214.98008338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name="CustomShape 4" draw:style-name="gr91" draw:text-style-name="P32" draw:layer="layout" svg:width="7.198cm" svg:height="2.198cm" svg:x="21.762cm" svg:y="6.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custom-shape draw:name="CustomShape 1" draw:style-name="gr4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2" draw:text-style-name="P42" draw:layer="layout" svg:width="31.875cm" svg:height="13.512cm" svg:x="1.411cm" svg:y="2.995cm">
          <text:list text:style-name="L2">
            <text:list-item>
              <text:p text:style-name="P41"><text:span text:style-name="T53">Simulation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1"><text:span text:style-name="T50">Single breed</text:span></text:p>
                        </text:list-item>
                        <text:list-item>
                          <text:p text:style-name="P41"><text:span text:style-name="T50">two tiers (nucleus, multiplier)</text:span></text:p>
                        </text:list-item>
                        <text:list-item>
                          <text:p text:style-name="P41"><text:span text:style-name="T50">Two traits</text:span></text:p>
                        </text:list-item>
                        <text:list-item>
                          <text:p text:style-name="P41"><text:span text:style-name="T50">Import into multiplie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1"><text:span text:style-name="T54"/></text:p>
          <text:list text:continue-numbering="true" text:style-name="L3">
            <text:list-item>
              <text:p text:style-name="P41"><text:span text:style-name="T53">Partition</text:span></text:p>
            </text:list-item>
          </text:list>
          <text:list text:style-name="L5">
            <text:list-item>
              <text:list>
                <text:list-item>
                  <text:p text:style-name="P41"><text:span text:style-name="T50">By gender-tier</text:span></text:p>
                </text:list-item>
              </text:list>
            </text:list-item>
          </text:list>
          <text:p text:style-name="P41"><text:span text:style-name="T5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79cm" svg:y="1.001cm">
          <text:p text:style-name="P9"><text:span text:style-name="T13">Pig bree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3" draw:text-style-name="P4" draw:layer="layout" svg:width="5.598cm" svg:height="1.598cm" svg:x="12cm" svg:y="7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4" draw:text-style-name="P51" draw:layer="layout" svg:width="4.598cm" svg:height="1.2cm" svg:x="12.802cm" svg:y="10cm">
          <text:p text:style-name="P9"><text:span text:style-name="T56">MaleFlow100</text:span><text:span text:style-name="T1"> </text:span></text:p>
          <text:p text:style-name="P9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5" draw:text-style-name="P13" draw:layer="layout" svg:width="4.598cm" svg:height="1.073cm" svg:x="12.802cm" svg:y="11.2cm">
          <text:p text:style-name="P9"><text:span text:style-name="T56">MaleFlow20</text:span><text:span text:style-name="T1"> </text:span></text:p>
          <text:p text:style-name="P9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15" draw:style-name="gr96" draw:text-style-name="P4" draw:layer="layout" svg:width="1.363cm" svg:height="1.6cm" svg:x="20.393cm" svg:y="7.299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6" draw:style-name="gr97" draw:text-style-name="P4" draw:layer="layout" svg:width="1.009cm" svg:height="1.888cm" svg:x="20.431cm" svg:y="7.403cm">
          <text:p/>
          <draw:enhanced-geometry draw:mirror-horizontal="tru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Line 17" draw:style-name="gr98" draw:text-style-name="P4" draw:layer="layout" svg:width="0.001cm" svg:height="7.2cm" svg:x="21.762cm" svg:y="7.299cm">
          <text:p/>
          <draw:enhanced-geometry draw:mirror-horizontal="false" draw:mirror-vertical="fals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ustomShape 4" draw:style-name="gr99" draw:text-style-name="P52" draw:layer="layout" svg:width="3.6cm" svg:height="0.998cm" svg:x="26.198cm" svg:y="8.7cm">
          <text:p text:style-name="P1"><text:span text:style-name="T1">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0" draw:text-style-name="P53" draw:layer="layout" svg:width="3.6cm" svg:height="0.998cm" svg:x="26.2cm" svg:y="9.902cm">
          <text:p text:style-name="P1"><text:span text:style-name="T1">FE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9" draw:text-style-name="P52" draw:layer="layout" svg:width="3.6cm" svg:height="0.998cm" svg:x="26.2cm" svg:y="12.2cm">
          <text:p text:style-name="P1"><text:span text:style-name="T1">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0" draw:text-style-name="P53" draw:layer="layout" svg:width="3.6cm" svg:height="0.998cm" svg:x="26.2cm" svg:y="13.502cm">
          <text:p text:style-name="P1"><text:span text:style-name="T1">FEM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1" draw:text-style-name="P32" draw:layer="layout" svg:width="7.198cm" svg:height="2.198cm" svg:x="19.002cm" svg:y="8.702cm">
          <text:p text:style-name="P1"><text:span text:style-name="T1">NUCLE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02" draw:text-style-name="P50" draw:layer="layout" svg:width="7.198cm" svg:height="2.198cm" svg:x="19cm" svg:y="12.202cm">
          <text:p text:style-name="P1"><text:span text:style-name="T1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Distribution of BV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xml:id="id38" draw:id="id38" draw:layer="layout" svg:width="27.6cm" svg:height="19.482cm" svg:x="1cm" svg:y="-0.432cm">
          <draw:image xlink:href="Pictures/1000000000000FAF00000B12B007C8CB1E701FD8.png" xlink:type="simple" xlink:show="embed" xlink:actuate="onLoad">
            <text:p/>
          </draw:image>
        </draw:frame>
        <draw:custom-shape draw:style-name="gr103" draw:text-style-name="P54" xml:id="id39" draw:id="id39" draw:layer="layout" svg:width="28cm" svg:height="6.4cm" svg:x="2cm" svg:y="10.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83" draw:text-style-name="P4" draw:layer="layout" svg:width="25.334cm" svg:height="14.475cm" svg:x="2.564cm" svg:y="4.573cm">
          <draw:image xlink:href="Pictures/100000000000204B00001274A9598DA77D2D6103.png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4" draw:text-style-name="P55" xml:id="id42" draw:id="id42" draw:layer="layout" svg:width="1.198cm" svg:height="7.398cm" svg:x="19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5" draw:style-name="gr27" draw:text-style-name="P4" xml:id="id43" draw:id="id43" draw:layer="layout" svg:width="0cm" svg:height="1.199cm" svg:x="20.2cm" svg:y="10.2cm" svg:viewBox="0 0 1 1200" draw:points="0,1200 1,0">
          <text:p/>
        </draw:polyline>
        <draw:polyline draw:name="Line 6" draw:style-name="gr105" draw:text-style-name="P4" xml:id="id44" draw:id="id44" draw:layer="layout" svg:width="0cm" svg:height="1.199cm" svg:x="20.2cm" svg:y="12.6cm" svg:viewBox="0 0 1 1200" draw:points="0,1200 1,0">
          <text:p/>
        </draw:polyline>
        <draw:polyline draw:name="Line 7" draw:style-name="gr106" draw:text-style-name="P4" xml:id="id45" draw:id="id45" draw:layer="layout" svg:width="0cm" svg:height="1.199cm" svg:x="20.2cm" svg:y="15.8cm" svg:viewBox="0 0 1 1200" draw:points="0,1200 1,0">
          <text:p/>
        </draw:polyline>
        <draw:custom-shape draw:name="CustomShape 8" draw:style-name="gr107" draw:text-style-name="P4" xml:id="id40" draw:id="id40" draw:layer="layout" svg:width="3.598cm" svg:height="0.798cm" svg:x="16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7" draw:text-style-name="P4" xml:id="id41" draw:id="id41" draw:layer="layout" svg:width="3.598cm" svg:height="0.798cm" svg:x="4.1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7" draw:text-style-name="P4" xml:id="id46" draw:id="id46" draw:layer="layout" svg:width="3.598cm" svg:height="0.798cm" svg:x="12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7" draw:text-style-name="P4" xml:id="id47" draw:id="id47" draw:layer="layout" svg:width="3.598cm" svg:height="0.798cm" svg:x="23.9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83" draw:text-style-name="P4" draw:layer="layout" svg:width="25.348cm" svg:height="14.478cm" svg:x="2.6cm" svg:y="4.57cm">
          <draw:image xlink:href="Pictures/100000000000204B00001274C31381F2E3F1E2BB.tif" xlink:type="simple" xlink:show="embed" xlink:actuate="onLoad">
            <text:p/>
          </draw:image>
        </draw:frame>
        <draw:custom-shape draw:name="CustomShape 1" draw:style-name="gr3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7" draw:text-style-name="P4" xml:id="id48" draw:id="id48" draw:layer="layout" svg:width="3.598cm" svg:height="0.798cm" svg:x="16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7" draw:text-style-name="P4" xml:id="id49" draw:id="id49" draw:layer="layout" svg:width="3.598cm" svg:height="0.798cm" svg:x="4.1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4" draw:text-style-name="P55" xml:id="id50" draw:id="id50" draw:layer="layout" svg:width="1.198cm" svg:height="7.398cm" svg:x="19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9" draw:style-name="gr27" draw:text-style-name="P4" xml:id="id51" draw:id="id51" draw:layer="layout" svg:width="0cm" svg:height="1.199cm" svg:x="20.2cm" svg:y="10.2cm" svg:viewBox="0 0 1 1200" draw:points="0,1200 1,0">
          <text:p/>
        </draw:polyline>
        <draw:polyline draw:name="Line 10" draw:style-name="gr108" draw:text-style-name="P4" xml:id="id52" draw:id="id52" draw:layer="layout" svg:width="0cm" svg:height="1.199cm" svg:x="20.2cm" svg:y="14cm" svg:viewBox="0 0 1 1200" draw:points="0,0 1,1200">
          <text:p/>
        </draw:polyline>
        <draw:polyline draw:name="Line 11" draw:style-name="gr106" draw:text-style-name="P4" xml:id="id53" draw:id="id53" draw:layer="layout" svg:width="0cm" svg:height="1.199cm" svg:x="19.9cm" svg:y="15.8cm" svg:viewBox="0 0 1 1200" draw:points="0,1200 1,0">
          <text:p/>
        </draw:polyline>
        <draw:polyline draw:name="Line 12" draw:style-name="gr109" draw:text-style-name="P4" xml:id="id54" draw:id="id54" draw:layer="layout" svg:width="0cm" svg:height="1.199cm" svg:x="20.5cm" svg:y="15.827cm" svg:viewBox="0 0 1 1200" draw:points="0,1200 1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83" draw:text-style-name="P4" draw:layer="layout" svg:width="25.348cm" svg:height="14.478cm" svg:x="2.6cm" svg:y="4.57cm">
          <draw:image xlink:href="Pictures/100000000000204B00001274C31381F2E3F1E2BB.tif" xlink:type="simple" xlink:show="embed" xlink:actuate="onLoad">
            <text:p/>
          </draw:image>
        </draw:frame>
        <draw:custom-shape draw:name="CustomShape 1" draw:style-name="gr4" draw:text-style-name="P4" draw:layer="layout" svg:width="31.819cm" svg:height="1.797cm" svg:x="1.6cm" svg:y="0.4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0" draw:text-style-name="P42" draw:layer="layout" svg:width="31.875cm" svg:height="13.512cm" svg:x="1.411cm" svg:y="2.995cm">
          <text:list text:style-name="L2">
            <text:list-item>
              <text:p text:style-name="P41"><text:span text:style-name="T53">Partition: MaleFlow100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13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1" draw:text-style-name="P4" xml:id="id55" draw:id="id55" draw:layer="layout" svg:width="3.598cm" svg:height="0.798cm" svg:x="8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11" draw:text-style-name="P4" xml:id="id56" draw:id="id56" draw:layer="layout" svg:width="3.598cm" svg:height="0.798cm" svg:x="20cm" svg:y="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12" draw:text-style-name="P55" xml:id="id57" draw:id="id57" draw:layer="layout" svg:width="1.198cm" svg:height="7.398cm" svg:x="23.8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14" draw:style-name="gr27" draw:text-style-name="P4" xml:id="id58" draw:id="id58" draw:layer="layout" svg:width="0cm" svg:height="1.199cm" svg:x="24.2cm" svg:y="11.4cm" svg:viewBox="0 0 1 1200" draw:points="0,0 1,1200">
          <text:p/>
        </draw:polyline>
        <draw:polyline draw:name="Line 15" draw:style-name="gr108" draw:text-style-name="P4" xml:id="id59" draw:id="id59" draw:layer="layout" svg:width="0cm" svg:height="1.199cm" svg:x="24.2cm" svg:y="14.4cm" svg:viewBox="0 0 1 1200" draw:points="0,0 1,1200">
          <text:p/>
        </draw:polyline>
        <draw:polyline draw:name="Line 16" draw:style-name="gr106" draw:text-style-name="P4" xml:id="id60" draw:id="id60" draw:layer="layout" svg:width="0.099cm" svg:height="1.199cm" svg:x="23.9cm" svg:y="16cm" svg:viewBox="0 0 100 1200" draw:points="0,0 100,1200">
          <text:p/>
        </draw:polyline>
        <draw:polyline draw:name="Line 17" draw:style-name="gr109" draw:text-style-name="P4" xml:id="id61" draw:id="id61" draw:layer="layout" svg:width="0.091cm" svg:height="1.195cm" svg:x="24.454cm" svg:y="16.029cm" svg:viewBox="0 0 92 1196" draw:points="0,0 92,1196">
          <text:p/>
        </draw:polyline>
        <draw:polyline draw:name="Line 18" draw:style-name="gr105" draw:text-style-name="P4" xml:id="id62" draw:id="id62" draw:layer="layout" svg:width="0cm" svg:height="1.199cm" svg:x="24.2cm" svg:y="13.2cm" svg:viewBox="0 0 1 1200" draw:points="0,0 1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Freely available AlphaPart</text:span></text:p>
            </text:list-item>
            <text:list-item>
              <text:p text:style-name="P41"><text:span text:style-name="T53">Multiplier outperforms nucleus</text:span></text:p>
            </text:list-item>
          </text:list>
          <text:list text:style-name="L6">
            <text:list-item>
              <text:list>
                <text:list-item>
                  <text:p text:style-name="P41"><text:span text:style-name="T53">Nucleus-multiplier gene flow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41"><text:span text:style-name="T53">Direct, indirect </text:span></text:p>
                    </text:list-item>
                  </text:list>
                </text:list-item>
                <text:list-item>
                  <text:p text:style-name="P41"><text:span text:style-name="T53">Multiplier selection</text:span></text:p>
                  <text:list>
                    <text:list-item>
                      <text:p text:style-name="P41"><text:span text:style-name="T53">Accuracy of selec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Paper - 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1. “loci unpacking”</text:span></text:p>
            </text:list-item>
          </text:list>
          <text:list text:style-name="L6">
            <text:list-item>
              <text:list>
                <text:list-item>
                  <text:p text:style-name="P41"><text:span text:style-name="T53">Which genome regions drive genetic gain</text:span></text:p>
                </text:list-item>
                <text:list-item>
                  <text:p text:style-name="P41"><text:span text:style-name="T53">Sources of haplotypes / allel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AlphaPart –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3" draw:text-style-name="P4" draw:layer="layout" svg:width="15.598cm" svg:height="10.794cm" svg:x="0.8cm" svg:y="8.2cm">
          <draw:image xlink:href="Pictures/10000000000002C4000001EA513499001BD01A94.png" xlink:type="simple" xlink:show="embed" xlink:actuate="onLoad">
            <text:p/>
          </draw:image>
        </draw:frame>
        <draw:frame draw:style-name="gr83" draw:text-style-name="P4" draw:layer="layout" svg:width="33.864cm" svg:height="14.247cm" svg:x="0.001cm" svg:y="4.8cm">
          <draw:image xlink:href="Pictures/100000000000063D000002A06EAA18992199927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custom-shape draw:name="CustomShape 1" draw:style-name="gr3" draw:text-style-name="P4" draw:layer="layout" svg:width="31.819cm" svg:height="1.797cm" svg:x="1.465cm" svg:y="0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31.875cm" svg:height="13.512cm" svg:x="1.411cm" svg:y="2.995cm">
          <text:list text:style-name="L2">
            <text:list-item>
              <text:p text:style-name="P41"><text:span text:style-name="T53">2. partitioning of genetic variance </text:span></text:p>
            </text:list-item>
          </text:list>
          <text:list text:style-name="L6">
            <text:list-item>
              <text:list>
                <text:list-item>
                  <text:p text:style-name="P41"><text:span text:style-name="T53">Change the function </text:span></text:p>
                </text:list-item>
              </text:list>
            </text:list-item>
            <text:list-item>
              <text:p text:style-name="P41"><text:span text:style-name="T53"><text:s/></text:span></text:p>
            </text:list-item>
            <text:list-item>
              <text:p text:style-name="P41"><text:span text:style-name="T53">3. uncertainty of contributions – sampling from posterior distribution</text:span></text:p>
              <text:list>
                <text:list-item>
                  <text:p text:style-name="P41"><text:span text:style-name="T53">Multiple samples (structure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31.819cm" svg:height="1.797cm" svg:x="0.779cm" svg:y="1.001cm">
          <text:p text:style-name="P9"><text:span text:style-name="T13">AlphaPart – future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dobe Fan Heiti Std B" svg:font-family="'Adobe Fan Heiti Std B'"/>
    <style:font-face style:name="Arial" svg:font-family="Arial"/>
    <style:font-face style:name="DejaVu Sans" svg:font-family="'DejaVu Sans'"/>
    <style:font-face style:name="Myriad Pro" svg:font-family="'Myriad Pro'"/>
    <style:font-face style:name="Myriad pro" svg:font-family="'Myriad pro'"/>
    <style:font-face style:name="WenQuanYi Micro Hei" svg:font-family="'WenQuanYi Micro Hei'"/>
    <style:font-face style:name="Liberation Sans1" svg:font-family="'Liberation Sans'" style:font-family-generic="swiss"/>
    <style:font-face style:name="Courier New1" svg:font-family="'Courier New'" style:font-family-generic="modern" style:font-pitch="fixed"/>
    <style:font-face style:name="Liberation Mono2" svg:font-family="'Liberation Mono', 'Courier New', Cousine, 'DejaVu Sans Mono'" style:font-family-generic="modern" style:font-pitch="fixed"/>
    <style:font-face style:name="Arial2" svg:font-family="Arial" style:font-pitch="variable"/>
    <style:font-face style:name="Courier New2" svg:font-family="'Courier New'" style:font-pitch="variable"/>
    <style:font-face style:name="FreeSans" svg:font-family="FreeSans" style:font-pitch="variable"/>
    <style:font-face style:name="Liberation Mono1" svg:font-family="'Liberation Mono', 'Courier New'" style:font-pitch="variable"/>
    <style:font-face style:name="Lohit Devanagari" svg:font-family="'Lohit Devanagari'" style:font-pitch="variable"/>
    <style:font-face style:name="Mangal" svg:font-family="Mangal" style:font-pitch="variable"/>
    <style:font-face style:name="Nimbus Mono L" svg:font-family="'Nimbus Mono L', 'Courier New'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 New Roman1" svg:font-family="'Times New Roman'" style:font-pitch="variable"/>
    <style:font-face style:name="Wingdings1" svg:font-family="Wingdings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" svg:font-family="Courier, 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" svg:font-family="'Liberation Serif', 'Times New Roman'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1" draw:dots1-length="106%" draw:distance="106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8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1.235cm" fo:margin-bottom="0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US" fo:font-weight="bold" style:letter-kerning="false" style:font-name-asian="Times New Roman1" style:font-family-asian="'Times New Roman'" style:font-pitch-asian="variable" style:font-size-asian="10pt" style:language-asian="ar" style:country-asian="SA" style:font-style-asian="italic" style:font-weight-asian="normal" style:font-weight-complex="bold"/>
    </style:style>
    <style:style style:name="Heading_20_3" style:display-name="Heading 3" style:family="graphic">
      <style:paragraph-properties fo:margin-top="0.746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4pt" fo:language="en" fo:country="GB" fo:font-weight="bold" style:letter-kerning="false" style:font-name-asian="Arial2" style:font-family-asian="Arial" style:font-pitch-asian="variable" style:font-size-asian="14pt" style:language-asian="hi" style:country-asian="IN" style:font-weight-asian="bold" style:font-weight-complex="bold"/>
    </style:style>
    <style:style style:name="Heading_20_4" style:display-name="Heading 4" style:family="graphic">
      <style:paragraph-properties fo:margin-top="0.374cm" fo:margin-bottom="0.374cm" fo:line-height="200%" fo:text-align="justify" style:text-autospace="none"/>
      <style:text-properties fo:color="#00000a" style:font-name="Liberation Serif" fo:font-family="'Liberation Serif', 'Times New Roman'" style:font-family-generic="swiss" style:font-pitch="variable" fo:font-size="12pt" fo:language="en" fo:country="GB" fo:font-weight="normal" style:letter-kerning="false" style:font-name-asian="Lohit Devanagari" style:font-family-asian="'Lohit Devanagari'" style:font-pitch-asian="variable" style:font-size-asian="12pt" style:language-asian="hi" style:country-asian="IN" style:font-weight-asian="normal" style:font-weight-complex="normal"/>
    </style:style>
    <style:style style:name="ListLabel_20_268" style:display-name="ListLabel 268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7" style:display-name="ListLabel 267" style:family="graphic">
      <style:paragraph-properties style:text-autospace="none"/>
      <style:text-properties style:text-underline-style="none"/>
    </style:style>
    <style:style style:name="ListLabel_20_266" style:display-name="ListLabel 266" style:family="graphic">
      <style:paragraph-properties style:text-autospace="none"/>
      <style:text-properties fo:color="#000000" style:text-underline-style="none"/>
    </style:style>
    <style:style style:name="ListLabel_20_265" style:display-name="ListLabel 26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64" style:display-name="ListLabel 26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63" style:display-name="ListLabel 263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62" style:display-name="ListLabel 262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1" style:display-name="ListLabel 261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260" style:display-name="ListLabel 260" style:family="graphic">
      <style:paragraph-properties style:text-autospace="none"/>
    </style:style>
    <style:style style:name="ListLabel_20_259" style:display-name="ListLabel 259" style:family="graphic">
      <style:paragraph-properties style:text-autospace="none"/>
      <style:text-properties style:text-underline-style="none"/>
    </style:style>
    <style:style style:name="ListLabel_20_258" style:display-name="ListLabel 258" style:family="graphic">
      <style:paragraph-properties style:text-autospace="none"/>
      <style:text-properties fo:color="#000000" style:text-underline-style="none"/>
    </style:style>
    <style:style style:name="ListLabel_20_257" style:display-name="ListLabel 25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6" style:display-name="ListLabel 25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5" style:display-name="ListLabel 255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54" style:display-name="ListLabel 254" style:family="graphic">
      <style:paragraph-properties style:text-autospace="none"/>
      <style:text-properties style:text-underline-style="none"/>
    </style:style>
    <style:style style:name="ListLabel_20_253" style:display-name="ListLabel 253" style:family="graphic">
      <style:paragraph-properties style:text-autospace="none"/>
      <style:text-properties fo:color="#000000" style:text-underline-style="none"/>
    </style:style>
    <style:style style:name="ListLabel_20_252" style:display-name="ListLabel 25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1" style:display-name="ListLabel 25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50" style:display-name="ListLabel 250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49" style:display-name="ListLabel 249" style:family="graphic">
      <style:paragraph-properties style:text-autospace="none"/>
      <style:text-properties style:text-underline-style="none"/>
    </style:style>
    <style:style style:name="ListLabel_20_248" style:display-name="ListLabel 248" style:family="graphic">
      <style:paragraph-properties style:text-autospace="none"/>
      <style:text-properties fo:color="#000000" style:text-underline-style="none"/>
    </style:style>
    <style:style style:name="ListLabel_20_247" style:display-name="ListLabel 24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6" style:display-name="ListLabel 24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5" style:display-name="ListLabel 245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text-underline-style="none" style:font-name-asian="Times New Roman1" style:font-family-asian="'Times New Roman'" style:font-pitch-asian="variable" style:font-size-asian="12pt"/>
    </style:style>
    <style:style style:name="ListLabel_20_244" style:display-name="ListLabel 244" style:family="graphic">
      <style:paragraph-properties style:text-autospace="none"/>
      <style:text-properties fo:font-size="11pt" style:font-size-asian="11pt" style:font-size-complex="11pt"/>
    </style:style>
    <style:style style:name="ListLabel_20_243" style:display-name="ListLabel 243" style:family="graphic">
      <style:paragraph-properties style:text-autospace="none"/>
      <style:text-properties style:text-underline-style="none"/>
    </style:style>
    <style:style style:name="ListLabel_20_242" style:display-name="ListLabel 242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41" style:display-name="ListLabel 24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40" style:display-name="ListLabel 240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39" style:display-name="ListLabel 239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ListLabel_20_238" style:display-name="ListLabel 238" style:family="graphic">
      <style:paragraph-properties style:text-autospace="none"/>
      <style:text-properties fo:font-size="11pt" style:font-size-asian="11pt" style:font-size-complex="11pt"/>
    </style:style>
    <style:style style:name="ListLabel_20_237" style:display-name="ListLabel 237" style:family="graphic">
      <style:paragraph-properties style:text-autospace="none"/>
      <style:text-properties style:text-underline-style="none"/>
    </style:style>
    <style:style style:name="ListLabel_20_236" style:display-name="ListLabel 236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35" style:display-name="ListLabel 23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34" style:display-name="ListLabel 234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33" style:display-name="ListLabel 233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ListLabel_20_232" style:display-name="ListLabel 232" style:family="graphic">
      <style:paragraph-properties style:text-autospace="none"/>
      <style:text-properties fo:font-size="11pt" style:font-size-asian="11pt" style:font-size-complex="11pt"/>
    </style:style>
    <style:style style:name="ListLabel_20_231" style:display-name="ListLabel 231" style:family="graphic">
      <style:paragraph-properties style:text-autospace="none"/>
      <style:text-properties style:text-underline-style="none"/>
    </style:style>
    <style:style style:name="ListLabel_20_230" style:display-name="ListLabel 230" style:family="graphic">
      <style:paragraph-properties style:text-autospace="none"/>
      <style:text-properties fo:color="#000000" fo:font-size="12pt" style:text-underline-style="none" style:font-size-asian="12pt" style:font-size-complex="12pt"/>
    </style:style>
    <style:style style:name="ListLabel_20_229" style:display-name="ListLabel 22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28" style:display-name="ListLabel 228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27" style:display-name="ListLabel 227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en" fo:country="GB" style:text-underline-style="none" style:font-name-asian="Times New Roman1" style:font-family-asian="'Times New Roman'" style:font-pitch-asian="variable" style:font-size-asian="12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stLabel_20_226" style:display-name="ListLabel 226" style:family="graphic">
      <style:paragraph-properties style:text-autospace="none"/>
      <style:text-properties fo:font-size="11pt" style:font-size-asian="11pt" style:font-size-complex="11pt"/>
    </style:style>
    <style:style style:name="ListLabel_20_225" style:display-name="ListLabel 225" style:family="graphic">
      <style:paragraph-properties style:text-autospace="none"/>
      <style:text-properties style:text-underline-style="none"/>
    </style:style>
    <style:style style:name="ListLabel_20_224" style:display-name="ListLabel 22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23" style:display-name="ListLabel 223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22" style:display-name="ListLabel 222" style:family="graphic">
      <style:paragraph-properties style:text-autospace="none"/>
      <style:text-properties fo:font-size="11pt" style:font-size-asian="11pt" style:font-size-complex="11pt"/>
    </style:style>
    <style:style style:name="ListLabel_20_221" style:display-name="ListLabel 221" style:family="graphic">
      <style:paragraph-properties style:text-autospace="none"/>
      <style:text-properties style:text-underline-style="none"/>
    </style:style>
    <style:style style:name="ListLabel_20_220" style:display-name="ListLabel 22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9" style:display-name="ListLabel 219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8" style:display-name="ListLabel 218" style:family="graphic">
      <style:paragraph-properties style:text-autospace="none"/>
      <style:text-properties fo:font-size="11pt" style:font-size-asian="11pt" style:font-size-complex="11pt"/>
    </style:style>
    <style:style style:name="ListLabel_20_217" style:display-name="ListLabel 217" style:family="graphic">
      <style:paragraph-properties style:text-autospace="none"/>
      <style:text-properties style:text-underline-style="none"/>
    </style:style>
    <style:style style:name="ListLabel_20_216" style:display-name="ListLabel 21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5" style:display-name="ListLabel 215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4" style:display-name="ListLabel 214" style:family="graphic">
      <style:paragraph-properties style:text-autospace="none"/>
      <style:text-properties fo:font-size="11pt" style:font-size-asian="11pt" style:font-size-complex="11pt"/>
    </style:style>
    <style:style style:name="ListLabel_20_213" style:display-name="ListLabel 213" style:family="graphic">
      <style:paragraph-properties style:text-autospace="none"/>
      <style:text-properties style:text-underline-style="none"/>
    </style:style>
    <style:style style:name="ListLabel_20_212" style:display-name="ListLabel 21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11" style:display-name="ListLabel 211" style:family="graphic">
      <style:paragraph-properties style:text-autospace="none"/>
      <style:text-properties fo:language="en" fo:country="GB"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10" style:display-name="ListLabel 21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9" style:display-name="ListLabel 209" style:family="graphic">
      <style:paragraph-properties style:text-autospace="none"/>
      <style:text-properties fo:font-variant="normal" fo:text-transform="none" style:text-line-through-style="none" style:text-line-through-type="none" style:font-name="Arial1" fo:font-family="Arial" style:font-family-generic="roman" style:font-pitch="variable" fo:font-size="12pt" fo:letter-spacing="normal" fo:font-style="normal" style:text-underline-style="none" fo:font-weight="normal" style:font-size-asian="12pt" style:font-style-asian="normal" style:font-weight-asian="normal" style:font-name-complex="Arial1" style:font-family-complex="Arial" style:font-family-generic-complex="roman" style:font-pitch-complex="variable" style:font-size-complex="12pt" style:font-style-complex="normal" style:font-weight-complex="normal"/>
    </style:style>
    <style:style style:name="ListLabel_20_208" style:display-name="ListLabel 20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7" style:display-name="ListLabel 207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6" style:display-name="ListLabel 20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5" style:display-name="ListLabel 20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4" style:display-name="ListLabel 204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3" style:display-name="ListLabel 20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02" style:display-name="ListLabel 20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01" style:display-name="ListLabel 201" style:family="graphic">
      <style:paragraph-properties style:text-autospace="none"/>
      <style:text-properties fo:font-weight="normal" style:font-name-asian="Nimbus Mono L" style:font-family-asian="'Nimbus Mono L', 'Courier New'" style:font-pitch-asian="variable" style:font-weight-asian="normal" style:font-weight-complex="normal"/>
    </style:style>
    <style:style style:name="ListLabel_20_200" style:display-name="ListLabel 200" style:family="graphic">
      <style:paragraph-properties style:text-autospace="none"/>
    </style:style>
    <style:style style:name="ListLabel_20_199" style:display-name="ListLabel 199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98" style:display-name="ListLabel 19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97" style:display-name="ListLabel 19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96" style:display-name="ListLabel 19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5" style:display-name="ListLabel 19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4" style:display-name="ListLabel 19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3" style:display-name="ListLabel 19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92" style:display-name="ListLabel 19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1" style:display-name="ListLabel 19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90" style:display-name="ListLabel 19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9" style:display-name="ListLabel 18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8" style:display-name="ListLabel 188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85" style:display-name="ListLabel 18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84" style:display-name="ListLabel 18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83" style:display-name="ListLabel 18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82" style:display-name="ListLabel 18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81" style:display-name="ListLabel 18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80" style:display-name="ListLabel 18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9" style:display-name="ListLabel 17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8" style:display-name="ListLabel 17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77" style:display-name="ListLabel 17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76" style:display-name="ListLabel 17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75" style:display-name="ListLabel 17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72" style:display-name="ListLabel 17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71" style:display-name="ListLabel 17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70" style:display-name="ListLabel 17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9" style:display-name="ListLabel 16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8" style:display-name="ListLabel 16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7" style:display-name="ListLabel 16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6" style:display-name="ListLabel 16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5" style:display-name="ListLabel 16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64" style:display-name="ListLabel 16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63" style:display-name="ListLabel 16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62" style:display-name="ListLabel 162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59" style:display-name="ListLabel 15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58" style:display-name="ListLabel 15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57" style:display-name="ListLabel 15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6" style:display-name="ListLabel 15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5" style:display-name="ListLabel 15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4" style:display-name="ListLabel 15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3" style:display-name="ListLabel 15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52" style:display-name="ListLabel 15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51" style:display-name="ListLabel 15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50" style:display-name="ListLabel 15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9" style:display-name="ListLabel 149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46" style:display-name="ListLabel 14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45" style:display-name="ListLabel 14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44" style:display-name="ListLabel 1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3" style:display-name="ListLabel 14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42" style:display-name="ListLabel 1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41" style:display-name="ListLabel 1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40" style:display-name="ListLabel 14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9" style:display-name="ListLabel 1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8" style:display-name="ListLabel 1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7" style:display-name="ListLabel 13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36" style:display-name="ListLabel 136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33" style:display-name="ListLabel 133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32" style:display-name="ListLabel 13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31" style:display-name="ListLabel 13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30" style:display-name="ListLabel 13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9" style:display-name="ListLabel 12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8" style:display-name="ListLabel 12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7" style:display-name="ListLabel 12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25" style:display-name="ListLabel 12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4" style:display-name="ListLabel 12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23" style:display-name="ListLabel 123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20" style:display-name="ListLabel 12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19" style:display-name="ListLabel 11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18" style:display-name="ListLabel 11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6" style:display-name="ListLabel 11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5" style:display-name="ListLabel 11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3" style:display-name="ListLabel 11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2" style:display-name="ListLabel 11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0" style:display-name="ListLabel 110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107" style:display-name="ListLabel 10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06" style:display-name="ListLabel 106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105" style:display-name="ListLabel 105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4" style:display-name="ListLabel 10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3" style:display-name="ListLabel 10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2" style:display-name="ListLabel 10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01" style:display-name="ListLabel 10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00" style:display-name="ListLabel 10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9" style:display-name="ListLabel 9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8" style:display-name="ListLabel 9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7" style:display-name="ListLabel 97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94" style:display-name="ListLabel 9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93" style:display-name="ListLabel 93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92" style:display-name="ListLabel 9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1" style:display-name="ListLabel 91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90" style:display-name="ListLabel 9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9" style:display-name="ListLabel 8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8" style:display-name="ListLabel 8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7" style:display-name="ListLabel 8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6" style:display-name="ListLabel 8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5" style:display-name="ListLabel 8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4" style:display-name="ListLabel 84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81" style:display-name="ListLabel 8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80" style:display-name="ListLabel 80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79" style:display-name="ListLabel 7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7" style:display-name="ListLabel 7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6" style:display-name="ListLabel 7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4" style:display-name="ListLabel 7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3" style:display-name="ListLabel 7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71" style:display-name="ListLabel 71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68" style:display-name="ListLabel 6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67" style:display-name="ListLabel 67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66" style:display-name="ListLabel 6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5" style:display-name="ListLabel 65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0" style:display-name="ListLabel 6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9" style:display-name="ListLabel 5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8" style:display-name="ListLabel 58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55" style:display-name="ListLabel 55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54" style:display-name="ListLabel 54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53" style:display-name="ListLabel 5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2" style:display-name="ListLabel 5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1" style:display-name="ListLabel 5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0" style:display-name="ListLabel 5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9" style:display-name="ListLabel 4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8" style:display-name="ListLabel 4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7" style:display-name="ListLabel 4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42" style:display-name="ListLabel 42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41" style:display-name="ListLabel 41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40" style:display-name="ListLabel 4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8" style:display-name="ListLabel 3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7" style:display-name="ListLabel 3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4" style:display-name="ListLabel 3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2" style:display-name="ListLabel 32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  <style:text-properties fo:font-size="11pt" fo:language="sl" fo:country="SI" style:font-size-asian="11pt" style:font-size-complex="11pt"/>
    </style:style>
    <style:style style:name="ListLabel_20_29" style:display-name="ListLabel 29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8" style:display-name="ListLabel 28" style:family="graphic">
      <style:paragraph-properties style:text-autospace="none"/>
      <style:text-properties style:font-name-asian="Nimbus Mono L" style:font-family-asian="'Nimbus Mono L', 'Courier New'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4" style:display-name="ListLabel 2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9" style:display-name="ListLabel 19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Line_20_Numbering" style:display-name="Line Numbering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fo:language="en" fo:country="GB" style:font-name-asian="Arial2" style:font-family-asian="Arial" style:font-pitch-asian="variable"/>
    </style:style>
    <style:style style:name="ListLabel_20_17" style:display-name="ListLabel 17" style:family="graphic">
      <style:paragraph-properties style:text-autospace="none"/>
      <style:text-properties fo:font-size="11pt" fo:language="sl" fo:country="SI" style:font-size-asian="11pt" style:language-asian="hi" style:country-asian="IN" style:font-size-complex="11pt" style:language-complex="hi" style:country-complex="IN"/>
    </style:style>
    <style:style style:name="ListLabel_20_16" style:display-name="ListLabel 16" style:family="graphic">
      <style:paragraph-properties style:text-autospace="none"/>
      <style:text-properties style:font-name="Liberation Mono" fo:font-family="'Liberation Mono', 'Courier New'" style:font-family-generic="roman" style:font-pitch="variable" fo:font-size="12pt" fo:language="en" fo:country="GB" style:font-name-asian="Arial2" style:font-family-asian="Arial" style:font-pitch-asian="variable" style:language-asian="hi" style:country-asian="IN"/>
    </style:style>
    <style:style style:name="ListLabel_20_15" style:display-name="ListLabel 15" style:family="graphic">
      <style:paragraph-properties style:text-autospace="none"/>
      <style:text-properties fo:language="en" fo:country="GB" style:language-asian="hi" style:country-asian="IN" style:language-complex="hi" style:country-complex="IN"/>
    </style:style>
    <style:style style:name="ListLabel_20_14" style:display-name="ListLabel 14" style:family="graphic">
      <style:paragraph-properties style:text-autospace="none"/>
      <style:text-properties fo:language="en" fo:country="GB" style:font-name-asian="Arial2" style:font-family-asian="Arial" style:font-pitch-asian="variable" style:font-size-asian="12pt" style:language-asian="hi" style:country-asian="IN"/>
    </style:style>
    <style:style style:name="ListLabel_20_13" style:display-name="ListLabel 1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0" style:display-name="ListLabel 10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fo:color="#00000a" style:font-name-asian="Arial2" style:font-family-asian="Arial" style:font-pitch-asian="variable" style:language-asian="en" style:country-asian="GB"/>
    </style:style>
    <style:style style:name="Comment_20_Text_20_Char1" style:display-name="Comment Text Char1" style:family="graphic">
      <style:paragraph-properties style:text-autospace="none"/>
      <style:text-properties style:font-name="Arial1" fo:font-family="Arial" style:font-family-generic="roman" style:font-pitch="variable" style:font-name-asian="Mangal" style:font-family-asian="Mangal" style:font-pitch-asian="variable" style:font-size-asian="9pt" style:language-asian="hi" style:country-asian="IN"/>
    </style:style>
    <style:style style:name="Body_20_Text_20_Char" style:display-name="Body Text Char" style:family="graphic">
      <style:paragraph-properties style:text-autospace="none"/>
      <style:text-properties style:font-name="Arial1" fo:font-family="Arial" style:font-family-generic="roman" style:font-pitch="variable" fo:font-size="11pt" style:font-name-asian="FreeSans" style:font-family-asian="FreeSans" style:font-pitch-asian="variable" style:font-size-asian="12pt" style:language-asian="hi" style:country-asian="IN"/>
    </style:style>
    <style:style style:name="Heading_20_2_20_Char" style:display-name="Heading 2 Char" style:family="graphic">
      <style:paragraph-properties style:text-autospace="none"/>
      <style:text-properties fo:color="#000000" style:font-name="Arial1" fo:font-family="Arial" style:font-family-generic="roman" style:font-pitch="variable" fo:font-size="12pt" fo:font-style="italic" style:font-name-asian="Arial2" style:font-family-asian="Arial" style:font-pitch-asian="variable" style:font-size-asian="12pt" style:language-asian="hi" style:country-asian="IN" style:font-style-asian="italic" style:font-weight-asian="bold" style:font-style-complex="italic"/>
    </style:style>
    <style:style style:name="Title_20_Char" style:display-name="Title Char" style:family="graphic">
      <style:paragraph-properties style:text-autospace="none"/>
      <style:text-properties style:font-name="Arial1" fo:font-family="Arial" style:font-family-generic="roman" style:font-pitch="variable" fo:font-size="16pt" fo:font-weight="bold" style:font-name-asian="Mangal" style:font-family-asian="Mangal" style:font-pitch-asian="variable" style:font-size-asian="14.5pt" style:language-asian="hi" style:country-asian="IN" style:font-weight-asian="bold" style:font-weight-complex="bold"/>
    </style:style>
    <style:style style:name="Comment_20_Subject_20_Char" style:display-name="Comment Subjec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sl" fo:country="SI" fo:font-weight="bold" style:font-name-asian="Mangal" style:font-family-asian="Mangal" style:font-pitch-asian="variable" style:font-size-asian="9pt" style:language-asian="hi" style:country-asian="IN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name="Liberation Serif1" fo:font-family="'Liberation Serif', 'Times New Roman'" style:font-family-generic="roman" style:font-pitch="variable" fo:language="sl" fo:country="SI" style:font-name-asian="Mangal" style:font-family-asian="Mangal" style:font-pitch-asian="variable" style:font-size-asian="9pt" style:language-asian="hi" style:country-asian="IN"/>
    </style:style>
    <style:style style:name="Comment_20_Reference1" style:display-name="Comment Reference1" style:family="graphic">
      <style:paragraph-properties style:text-autospace="none"/>
      <style:text-properties fo:font-size="8pt" style:font-size-asian="8pt" style:font-size-complex="8pt"/>
    </style:style>
    <style:style style:name="Unresolved_20_Mention" style:display-name="Unresolved Mention" style:family="graphic">
      <style:paragraph-properties style:text-autospace="none"/>
      <style:text-properties fo:color="#605e5c"/>
    </style:style>
    <style:style style:name="Balloon_20_Text_20_Char" style:display-name="Balloon Text Char" style:family="graphic">
      <style:paragraph-properties style:text-autospace="none"/>
      <style:text-properties fo:language="sl" fo:country="SI" style:font-name-asian="Mangal" style:font-family-asian="Mangal" style:font-pitch-asian="variable" style:font-size-asian="9pt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ollowedHyper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st" style:family="graphic">
      <style:paragraph-properties style:text-autospace="none"/>
    </style:style>
    <style:style style:name="Default_20_Paragraph_20_Font1" style:display-name="Default Paragraph Font1" style:family="graphic">
      <style:paragraph-properties style:text-autospace="none"/>
    </style:style>
    <style:style style:name="s_5f_a8294f4d" style:display-name="s_a8294f4d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2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pitch-asian="variable"/>
    </style:style>
    <style:style style:name="ANM_20_superscript_20_Car" style:display-name="ANM superscript Car" style:family="graphic">
      <style:paragraph-properties style:text-autospace="none"/>
      <style:text-properties style:text-position="11% 58%" style:font-name="Arial1" fo:font-family="Arial" style:font-family-generic="roman" style:font-pitch="variable" fo:font-size="12pt" fo:language="en" fo:country="GB" style:font-name-asian="Arial2" style:font-family-asian="Arial" style:font-pitch-asian="variable" style:font-size-asian="12pt" style:language-asian="ar" style:country-asian="SA"/>
    </style:style>
    <style:style style:name="ANM_20_heading_20_1_20_Car" style:display-name="ANM heading 1 Car" style:family="graphic">
      <style:paragraph-properties style:text-autospace="none"/>
      <style:text-properties style:font-name="Arial1" fo:font-family="Arial" style:font-family-generic="roman" style:font-pitch="variable" fo:font-size="12pt" fo:language="en" fo:country="GB" fo:font-weight="bold" style:font-name-asian="Arial2" style:font-family-asian="Arial" style:font-pitch-asian="variable" style:font-size-asian="12pt" style:language-asian="ar" style:country-asian="SA" style:font-weight-asian="bold" style:font-weight-complex="bold"/>
    </style:style>
    <style:style style:name="line_20_number" style:display-name="line numbe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Default_20_Paragraph_20_Font2" style:display-name="Default Paragraph Font2" style:family="graphic">
      <style:paragraph-properties style:text-autospace="none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1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1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12z0" style:family="graphic">
      <style:paragraph-properties style:text-autospace="none"/>
      <style:text-properties fo:color="#00000a" style:font-name="Arial1" fo:font-family="Arial" style:font-family-generic="roman" style:font-pitch="variable" style:font-name-asian="Arial2" style:font-family-asian="Arial" style:font-pitch-asian="variable" style:language-asian="en" style:country-asian="GB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3" style:family="graphic">
      <style:paragraph-properties style:text-autospace="none"/>
      <style:text-properties style:font-name="Symbol" fo:font-family="Symbol" style:font-family-generic="roman" style:font-pitch="variable" style:font-name-asian="Symbol1" style:font-family-asian="Symbol" style:font-pitch-asian="variable"/>
    </style:style>
    <style:style style:name="WW8Num2z2" style:family="graphic">
      <style:paragraph-properties style:text-autospace="none"/>
      <style:text-properties style:font-name="Wingdings" fo:font-family="Wingdings" style:font-family-generic="roman" style:font-pitch="variable" style:font-name-asian="Wingdings1" style:font-family-asian="Wingdings" style:font-pitch-asian="variable"/>
    </style:style>
    <style:style style:name="WW8Num2z1" style:family="graphic">
      <style:paragraph-properties style:text-autospace="none"/>
      <style:text-properties style:font-name="Courier New" fo:font-family="'Courier New'" style:font-family-generic="roman" style:font-pitch="variable" style:font-name-asian="Courier New2" style:font-family-asian="'Courier New'" style:font-pitch-asian="variable"/>
    </style:style>
    <style:style style:name="WW8Num2z0" style:family="graphic">
      <style:paragraph-properties style:text-autospace="none"/>
      <style:text-properties fo:color="#00000a" style:font-name="Arial1" fo:font-family="Arial" style:font-family-generic="roman" style:font-pitch="variable" style:font-name-asian="Arial2" style:font-family-asian="Arial" style:font-pitch-asian="variable" style:language-asian="en" style:country-asian="GB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746cm" fo:line-height="200%" fo:text-align="justify" fo:text-indent="0cm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Mangal" style:font-family-asian="Mangal" style:font-pitch-asian="variable" style:font-size-asian="10.5pt" style:language-asian="hi" style:country-asian="IN"/>
    </style:style>
    <style:style style:name="Revision" style:family="graphic">
      <style:paragraph-properties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Mangal" style:font-family-asian="Mangal" style:font-pitch-asian="variable" style:font-size-asian="10.5pt" style:language-asian="hi" style:country-asian="IN"/>
    </style:style>
    <style:style style:name="annotation_20_text" style:display-name="annotation tex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style:letter-kerning="false" style:font-name-asian="Mangal" style:font-family-asian="Mangal" style:font-pitch-asian="variable" style:font-size-asian="9pt" style:language-asian="hi" style:country-asian="IN"/>
    </style:style>
    <style:style style:name="Figure" style:family="graphic">
      <style:paragraph-properties fo:margin-top="0cm" fo:margin-bottom="0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Arial2" style:font-family-asian="Arial" style:font-pitch-asian="variable" style:font-size-asian="12pt" style:language-asian="hi" style:country-asian="IN"/>
    </style:style>
    <style:style style:name="Figure_5f_caption" style:display-name="Figure_caption" style:family="graphic">
      <style:paragraph-properties fo:margin-top="0cm" fo:margin-bottom="0.746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Code" style:family="graphic">
      <style:paragraph-properties fo:margin-top="0cm" fo:margin-bottom="0.746cm" fo:line-height="200%" fo:text-align="start" style:text-autospace="none"/>
      <style:text-properties fo:color="#00000a" style:font-name="Courier" fo:font-family="Courier, 'Courier New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Normal_5f_no_5f_1st_5f_line_5f_indent" style:display-name="Normal_no_1st_line_inden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notation_20_subject" style:display-name="annotation subjec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fo:font-weight="bold" style:letter-kerning="false" style:font-name-asian="Mangal" style:font-family-asian="Mangal" style:font-pitch-asian="variable" style:font-size-asian="9pt" style:language-asian="hi" style:country-asian="IN" style:font-weight-asian="bold" style:font-weight-complex="bold"/>
    </style:style>
    <style:style style:name="Comment_20_Text1" style:display-name="Comment Text1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0pt" fo:language="en" fo:country="GB" style:letter-kerning="false" style:font-name-asian="Mangal" style:font-family-asian="Mangal" style:font-pitch-asian="variable" style:font-size-asian="9pt" style:language-asian="hi" style:country-asian="IN"/>
    </style:style>
    <style:style style:name="Balloon_20_Text" style:display-name="Balloon Text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9pt" fo:language="en" fo:country="GB" style:letter-kerning="false" style:font-name-asian="Mangal" style:font-family-asian="Mangal" style:font-pitch-asian="variable" style:font-size-asian="8pt" style:language-asian="hi" style:country-asian="IN"/>
    </style:style>
    <style:style style:name="Bibliography_20_1" style:display-name="Bibliography 1" style:family="graphic">
      <style:paragraph-properties fo:margin-top="0cm" fo:margin-bottom="0.746cm" style:line-height-at-least="0.746cm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Index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margin-top="0cm" fo:margin-bottom="0.746cm" fo:line-height="200%" fo:text-align="center" style:text-autospace="none"/>
      <style:text-properties fo:color="#00000a" style:font-name="Times New Roman" fo:font-family="'Times New Roman'" style:font-family-generic="roman" style:font-pitch="variable" fo:font-size="12pt" fo:language="en" fo:country="GB" fo:font-weight="bold" style:letter-kerning="false" style:font-name-asian="Arial2" style:font-family-asian="Arial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M_20_a_20_paper_20_title" style:display-name="ANM a paper title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fo:font-weight="bold" style:letter-kerning="fals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Frame_20_Contents" style:display-name="Frame Contents" style:family="graphic">
      <style:paragraph-properties fo:margin-top="0cm" fo:margin-bottom="0.746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No_20_Spacing" style:display-name="No Spacing" style:family="graphic">
      <style:paragraph-properties fo:text-align="start" style:text-autospace="none"/>
      <style:text-properties fo:color="#00000a" style:font-name="Calibri" fo:font-family="Calibri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Footnote" style:display-name="ANM Tab Footnote" style:family="graphic">
      <style:paragraph-properties fo:line-height="150%"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Tab_20_row_20_sub-subheading" style:display-name="ANM Tab row sub-subheading" style:family="graphic">
      <style:paragraph-properties fo:margin-left="0cm" fo:margin-right="0cm" fo:line-height="150%" fo:text-align="start" fo:text-indent="0.884cm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row_20_subheading" style:display-name="ANM Tab row subheading" style:family="graphic">
      <style:paragraph-properties fo:margin-left="0cm" fo:margin-right="0cm" fo:line-height="150%" fo:text-align="start" fo:text-indent="0.441cm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column_20_heading" style:display-name="ANM Tab column heading" style:family="graphic">
      <style:paragraph-properties fo:line-height="150%" fo:text-align="center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stub_20_heading" style:display-name="ANM Tab stub heading" style:family="graphic">
      <style:paragraph-properties fo:line-height="150%" fo:text-align="start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Spanner" style:display-name="ANM Tab Spanner" style:family="graphic">
      <style:paragraph-properties fo:line-height="150%" fo:text-align="center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Tab_20_row_20_heading" style:display-name="ANM Tab row heading" style:family="graphic">
      <style:paragraph-properties fo:line-height="150%" fo:text-align="start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1pt" style:language-asian="hi" style:country-asian="IN"/>
    </style:style>
    <style:style style:name="ANM_20_Tab_20_title" style:display-name="ANM Tab title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fo:font-style="italic" style:letter-kerning="false" style:font-name-asian="FreeSans" style:font-family-asian="FreeSans" style:font-pitch-asian="variable" style:font-size-asian="12pt" style:language-asian="hi" style:country-asian="IN" style:font-style-asian="italic" style:font-style-complex="italic"/>
    </style:style>
    <style:style style:name="ANM_20_References" style:display-name="ANM References" style:family="graphic">
      <style:paragraph-properties fo:margin-left="1.764cm" fo:margin-right="0cm" fo:line-height="200%" fo:text-align="start" fo:text-indent="-1.764cm" style:text-autospace="none"/>
      <style:text-properties fo:color="#00000a" style:font-name="Arial1" fo:font-family="Arial" style:font-family-generic="roman" style:font-pitch="variable" fo:font-size="11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ANM_20_main_20_text" style:display-name="ANM main text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Header" style:family="graphic">
      <style:paragraph-properties fo:margin-top="0cm" fo:margin-bottom="0.746cm" fo:line-height="200%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Footer" style:family="graphic">
      <style:paragraph-properties fo:margin-top="0cm" fo:margin-bottom="0.746cm" fo:line-height="200%"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ANM_20_author_20_name" style:display-name="ANM author name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style:letter-kerning="false" style:font-name-asian="FreeSans" style:font-family-asian="FreeSans" style:font-pitch-asian="variable" style:font-size-asian="12pt" style:language-asian="hi" style:country-asian="IN"/>
    </style:style>
    <style:style style:name="Standard" style:family="graphic">
      <style:paragraph-properties fo:margin-left="0cm" fo:margin-right="0cm" fo:text-align="start" fo:text-indent="2.24cm" style:text-autospace="none"/>
      <style:text-properties fo:color="#00000a" style:font-name="Times New Roman" fo:font-family="'Times New Roman'" style:font-family-generic="roman" style:font-pitch="variable" fo:font-size="12pt" fo:language="en" fo:country="US" style:letter-kerning="false" style:font-name-asian="Times New Roman1" style:font-family-asian="'Times New Roman'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line-height="200%" fo:text-align="justify" style:text-autospace="none"/>
      <style:text-properties fo:color="#00000a" style:font-name="Liberation Mono" fo:font-family="'Liberation Mono', 'Courier New'" style:font-family-generic="roman" style:font-pitch="variable" fo:font-size="10pt" fo:language="en" fo:country="GB" style:letter-kerning="false" style:font-name-asian="Liberation Mono1" style:font-family-asian="'Liberation Mono', 'Courier New'" style:font-pitch-asian="variable" style:font-size-asian="10pt" style:language-asian="hi" style:country-asian="IN"/>
    </style:style>
    <style:style style:name="ANM_20_heading_20_1" style:display-name="ANM heading 1" style:family="graphic">
      <style:paragraph-properties fo:line-height="200%" fo:text-align="start" style:text-autospace="none"/>
      <style:text-properties fo:color="#00000a" style:font-name="Arial1" fo:font-family="Arial" style:font-family-generic="roman" style:font-pitch="variable" fo:font-size="12pt" fo:language="en" fo:country="GB" fo:font-weight="bold" style:letter-kerning="false" style:font-name-asian="FreeSans" style:font-family-asian="FreeSans" style:font-pitch-asian="variable" style:font-size-asian="12pt" style:language-asian="hi" style:country-asian="IN" style:font-weight-asian="bold" style:font-weight-complex="bold"/>
    </style:style>
    <style:style style:name="caption" style:family="graphic">
      <style:paragraph-properties fo:margin-top="0.374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fo:font-style="italic" style:letter-kerning="false" style:font-name-asian="Arial2" style:font-family-asian="Arial" style:font-pitch-asian="variable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line-height="20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fo:color="#00000a" style:font-name="Times New Roman" fo:font-family="'Times New Roman'" style:font-family-generic="roman" style:font-pitch="variable" fo:font-size="12pt" fo:language="en" fo:country="GB" style:letter-kerning="false" style:font-name-asian="Arial2" style:font-family-asian="Arial" style:font-pitch-asian="variable" style:font-size-asian="12pt" style:language-asian="hi" style:country-asian="IN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677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watermark" draw:luminance="70%" draw:contrast="-7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ank_20_Slide" style:display-name="Blank Slide" style:page-layout-name="PM1" draw:style-name="Mdp1">
      <draw:frame draw:name="Picture 8" draw:style-name="Mgr3" draw:text-style-name="MP5" draw:layer="backgroundobjects" svg:width="5.268cm" svg:height="1.908cm" svg:x="16.174cm" svg:y="1.391cm">
        <draw:image xlink:href="Pictures/10000201000001C8000000A5DA62FCD3E2C7CC7B.png" xlink:type="simple" xlink:show="embed" xlink:actuate="onLoad">
          <text:p/>
        </draw:image>
      </draw:frame>
      <draw:frame draw:name="Picture 10" draw:style-name="Mgr3" draw:text-style-name="MP5" draw:layer="backgroundobjects" svg:width="4.714cm" svg:height="1.315cm" svg:x="27.685cm" svg:y="1.687cm">
        <draw:image xlink:href="Pictures/10000201000001170000004E63F22C47D64C13BF.png" xlink:type="simple" xlink:show="embed" xlink:actuate="onLoad">
          <text:p/>
        </draw:image>
      </draw:frame>
      <draw:frame draw:name="Picture 11" draw:style-name="Mgr3" draw:text-style-name="MP5" draw:layer="backgroundobjects" svg:width="1.972cm" svg:height="2.007cm" svg:x="15.946cm" svg:y="16.2cm">
        <draw:image xlink:href="Pictures/1000000000000075000000772554D82B14AC5542.png" xlink:type="simple" xlink:show="embed" xlink:actuate="onLoad">
          <text:p/>
        </draw:image>
      </draw:frame>
      <draw:frame draw:name="Picture 12" draw:style-name="Mgr3" draw:text-style-name="MP5" draw:layer="backgroundobjects" svg:width="8.432cm" svg:height="1.998cm" svg:x="1.499cm" svg:y="1.346cm">
        <draw:image xlink:href="Pictures/10000201000002DA000000AD890BC2D5281EC123.png" xlink:type="simple" xlink:show="embed" xlink:actuate="onLoad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Picture 8" draw:style-name="Mgr3" draw:text-style-name="MP5" draw:layer="backgroundobjects" svg:width="1.569cm" svg:height="1.597cm" svg:x="31.715cm" svg:y="0.362cm">
        <draw:image xlink:href="Pictures/100000000000005D0000005E96854005D7DEFEBE.png" xlink:type="simple" xlink:show="embed" xlink:actuate="onLoad">
          <text:p/>
        </draw:image>
      </draw:frame>
      <draw:frame draw:name="Picture 9" draw:style-name="Mgr4" draw:text-style-name="MP5" draw:layer="backgroundobjects" svg:width="4.586cm" svg:height="2.498cm" svg:x="16.057cm" svg:y="16.687cm">
        <draw:image xlink:href="Pictures/100002010000016C0000010170AE87F87BA1F117.png" xlink:type="simple" xlink:show="embed" xlink:actuate="onLoad">
          <text:p/>
        </draw:image>
      </draw:frame>
      <draw:frame draw:name="Picture 10" draw:style-name="Mgr3" draw:text-style-name="MP5" draw:layer="backgroundobjects" svg:width="4.714cm" svg:height="1.315cm" svg:x="28.572cm" svg:y="17.279cm">
        <draw:image xlink:href="Pictures/1000020100000199000000724B8C9506C1E79F11.png" xlink:type="simple" xlink:show="embed" xlink:actuate="onLoad">
          <text:p/>
        </draw:image>
      </draw:frame>
      <draw:frame draw:name="Picture 6" draw:style-name="Mgr5" draw:text-style-name="MP5" draw:layer="backgroundobjects" svg:width="6.716cm" svg:height="1.591cm" svg:x="1.411cm" svg:y="17.141cm">
        <draw:image xlink:href="Pictures/100002010000018C0000005E0B18C0F60CA788D6.png" xlink:type="simple" xlink:show="embed" xlink:actuate="onLoad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icture 8" draw:style-name="Mgr3" draw:text-style-name="MP5" draw:layer="backgroundobjects" svg:width="1.561cm" svg:height="1.589cm" svg:x="31.715cm" svg:y="0.362cm">
        <draw:image xlink:href="Pictures/100000000000005D0000005E96854005D7DEFEBE.png" xlink:type="simple" xlink:show="embed" xlink:actuate="onLoad">
          <text:p/>
        </draw:image>
      </draw:frame>
      <draw:frame draw:name="Picture 9" draw:style-name="Mgr4" draw:text-style-name="MP5" draw:layer="backgroundobjects" svg:width="4.578cm" svg:height="2.49cm" svg:x="16.057cm" svg:y="16.687cm">
        <draw:image xlink:href="Pictures/100002010000016C0000010170AE87F87BA1F117.png" xlink:type="simple" xlink:show="embed" xlink:actuate="onLoad">
          <text:p/>
        </draw:image>
      </draw:frame>
      <draw:frame draw:name="Picture 10" draw:style-name="Mgr3" draw:text-style-name="MP5" draw:layer="backgroundobjects" svg:width="4.706cm" svg:height="1.307cm" svg:x="28.572cm" svg:y="17.279cm">
        <draw:image xlink:href="Pictures/1000020100000199000000724B8C9506C1E79F11.png" xlink:type="simple" xlink:show="embed" xlink:actuate="onLoad">
          <text:p/>
        </draw:image>
      </draw:frame>
      <draw:frame draw:name="Picture 6" draw:style-name="Mgr5" draw:text-style-name="MP5" draw:layer="backgroundobjects" svg:width="6.708cm" svg:height="1.583cm" svg:x="1.411cm" svg:y="17.141cm">
        <draw:image xlink:href="Pictures/100002010000018C0000005E0B18C0F60CA788D6.png" xlink:type="simple" xlink:show="embed" xlink:actuate="onLoad">
          <text:p/>
        </draw:image>
      </draw:frame>
      <draw:frame draw:name="PlaceHolder 1" presentation:style-name="Title_2c__20_Content-title" draw:layer="backgroundobjects" svg:width="30.478cm" svg:height="3.181cm" svg:x="1.693cm" svg:y="0.75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1T12:20:40</meta:creation-date>
    <meta:initial-creator>WILSON Neil</meta:initial-creator>
    <dc:language>en-GB</dc:language>
    <dc:date>2020-06-17T11:51:21.336150994</dc:date>
    <meta:editing-cycles>35</meta:editing-cycles>
    <dc:title>PowerPoint Presentation</dc:title>
    <meta:editing-duration>PT5H16M16S</meta:editing-duration>
    <meta:generator>LibreOffice/6.0.7.3$Linux_X86_64 LibreOffice_project/00m0$Build-3</meta:generator>
    <meta:document-statistic meta:object-count="428"/>
    <meta:user-defined meta:name="AppVersion">16.0000</meta:user-defined>
    <meta:user-defined meta:name="Company">University of Edinburgh</meta:user-defined>
    <meta:user-defined meta:name="ContentTypeId">0x0101007B7B8BF0644C4E47862514133CECCC9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  <meta:template xlink:type="simple" xlink:actuate="onRequest" xlink:title="RDSVS 4-3 Slides - UG_v4 (003)" xlink:href=""/>
  </office:meta>
</office:document-meta>
</file>